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7" table:default-cell-style-name="Default"/>
        <table:table-row table:style-name="ro1">
          <table:table-cell office:value-type="string">
            <text:p>Filter 0</text:p>
          </table:table-cell>
          <table:table-cell table:number-columns-repeated="14"/>
          <table:table-cell>
            <draw:frame table:end-cell-address="Sheet1.W21" table:end-x="0.214cm" table:end-y="0.147cm" draw:z-index="0" draw:style-name="gr1" svg:width="16.002cm" svg:height="8.979cm" svg:x="0.019cm" svg:y="0.239cm">
              <draw:object draw:notify-on-update-of-ranges="Sheet1.C13:Sheet1.C13 Sheet1.A2:Sheet1.A2 Sheet1.B13:Sheet1.B13 Sheet1.E2:Sheet1.E2 Sheet1.F9:Sheet1.F9 Sheet1.G9:Sheet1.G9 Sheet1.K12:Sheet1.K12 Sheet1.I2:Sheet1.I2 Sheet1.J12:Sheet1.J12 Sheet1.M2:Sheet1.M2 Sheet1.N8:Sheet1.N8 Sheet1.O8:Sheet1.O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Sheet1.AE21" table:end-x="0.715cm" table:end-y="0.281cm" draw:z-index="1" draw:name="Filter 1" draw:style-name="gr1" svg:width="16.002cm" svg:height="8.98cm" svg:x="0.52cm" svg:y="0.372cm">
              <draw:object draw:notify-on-update-of-ranges="Sheet1.A17:Sheet1.A17 Sheet1.B28:Sheet1.B28 Sheet1.C28:Sheet1.C28 Sheet1.E17:Sheet1.E17 Sheet1.F24:Sheet1.F24 Sheet1.G24:Sheet1.G24 Sheet1.M17:Sheet1.M17 Sheet1.N23:Sheet1.N23 Sheet1.O23:Sheet1.O23 Sheet1.I17:Sheet1.I17 Sheet1.J27:Sheet1.J27 Sheet1.K27:Sheet1.K2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2">
          <table:table-cell office:value-type="string">
            <text:p>Fort Smith</text:p>
          </table:table-cell>
          <table:table-cell office:value-type="string">
            <text:p>FWHM</text:p>
          </table:table-cell>
          <table:table-cell office:value-type="string">
            <text:p>Height</text:p>
          </table:table-cell>
          <table:table-cell/>
          <table:table-cell office:value-type="string">
            <text:p>Gillam</text:p>
          </table:table-cell>
          <table:table-cell office:value-type="string">
            <text:p>FWHM</text:p>
          </table:table-cell>
          <table:table-cell office:value-type="string">
            <text:p>Height</text:p>
          </table:table-cell>
          <table:table-cell/>
          <table:table-cell office:value-type="string">
            <text:p>Pinawa</text:p>
          </table:table-cell>
          <table:table-cell office:value-type="string">
            <text:p>FWHM</text:p>
          </table:table-cell>
          <table:table-cell office:value-type="string">
            <text:p>Height</text:p>
          </table:table-cell>
          <table:table-cell/>
          <table:table-cell office:value-type="string">
            <text:p>Athabasca</text:p>
          </table:table-cell>
          <table:table-cell office:value-type="string">
            <text:p>FWHM</text:p>
          </table:table-cell>
          <table:table-cell office:value-type="string">
            <text:p>Height</text:p>
          </table:table-cell>
          <table:table-cell table:number-columns-repeated="15"/>
          <table:table-cell>
            <draw:frame table:end-cell-address="Sheet1.AL22" table:end-x="1.3cm" table:end-y="0.041cm" draw:z-index="2" draw:style-name="gr1" svg:width="16.002cm" svg:height="8.979cm" svg:x="1.105cm" svg:y="0.133cm">
              <draw:object draw:notify-on-update-of-ranges="Sheet1.A32:Sheet1.A32 Sheet1.B43:Sheet1.B43 Sheet1.C43:Sheet1.C43 Sheet1.M32:Sheet1.M32 Sheet1.N38:Sheet1.N38 Sheet1.O38:Sheet1.O38 Sheet1.E32:Sheet1.E32 Sheet1.F39:Sheet1.F39 Sheet1.G39:Sheet1.G39 Sheet1.I32:Sheet1.I32 Sheet1.J42:Sheet1.J42 Sheet1.K42:Sheet1.K4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11-16-2011</text:p>
          </table:table-cell>
          <table:table-cell office:value-type="float" office:value="33.2587718700036">
            <text:p>33.25877187</text:p>
          </table:table-cell>
          <table:table-cell office:value-type="float" office:value="125.434">
            <text:p>125.434</text:p>
          </table:table-cell>
          <table:table-cell/>
          <table:table-cell office:value-type="string">
            <text:p>10-28-2011</text:p>
          </table:table-cell>
          <table:table-cell office:value-type="float" office:value="19.0638930903566">
            <text:p>19.0638930904</text:p>
          </table:table-cell>
          <table:table-cell office:value-type="float" office:value="402.24">
            <text:p>402.24</text:p>
          </table:table-cell>
          <table:table-cell/>
          <table:table-cell office:value-type="string">
            <text:p>11-22-2011</text:p>
          </table:table-cell>
          <table:table-cell office:value-type="float" office:value="17.4205348255309">
            <text:p>17.4205348255</text:p>
          </table:table-cell>
          <table:table-cell office:value-type="float" office:value="1657.06">
            <text:p>1657.06</text:p>
          </table:table-cell>
          <table:table-cell/>
          <table:table-cell office:value-type="string">
            <text:p>11-23-2011</text:p>
          </table:table-cell>
          <table:table-cell office:value-type="float" office:value="20.3306920817815">
            <text:p>20.3306920818</text:p>
          </table:table-cell>
          <table:table-cell office:value-type="float" office:value="980.602">
            <text:p>980.602</text:p>
          </table:table-cell>
          <table:table-cell table:number-columns-repeated="16"/>
        </table:table-row>
        <table:table-row table:style-name="ro1">
          <table:table-cell office:value-type="string">
            <text:p>11-13-2011</text:p>
          </table:table-cell>
          <table:table-cell office:value-type="float" office:value="20.3277721049256">
            <text:p>20.3277721049</text:p>
          </table:table-cell>
          <table:table-cell office:value-type="float" office:value="636.895">
            <text:p>636.895</text:p>
          </table:table-cell>
          <table:table-cell/>
          <table:table-cell office:value-type="string">
            <text:p>11-06-2011</text:p>
          </table:table-cell>
          <table:table-cell office:value-type="float" office:value="22.5526531798718">
            <text:p>22.5526531799</text:p>
          </table:table-cell>
          <table:table-cell office:value-type="float" office:value="520.159">
            <text:p>520.159</text:p>
          </table:table-cell>
          <table:table-cell/>
          <table:table-cell office:value-type="string">
            <text:p>11-23-2011</text:p>
          </table:table-cell>
          <table:table-cell office:value-type="float" office:value="17.8033343720511">
            <text:p>17.8033343721</text:p>
          </table:table-cell>
          <table:table-cell office:value-type="float" office:value="1356.55">
            <text:p>1356.55</text:p>
          </table:table-cell>
          <table:table-cell/>
          <table:table-cell office:value-type="string">
            <text:p>11-24-2011</text:p>
          </table:table-cell>
          <table:table-cell office:value-type="float" office:value="20.9718860318429">
            <text:p>20.9718860318</text:p>
          </table:table-cell>
          <table:table-cell office:value-type="float" office:value="1742.54">
            <text:p>1742.54</text:p>
          </table:table-cell>
          <table:table-cell table:number-columns-repeated="16"/>
        </table:table-row>
        <table:table-row table:style-name="ro1">
          <table:table-cell office:value-type="string">
            <text:p>11-06-2011</text:p>
          </table:table-cell>
          <table:table-cell office:value-type="float" office:value="19.9575708456463">
            <text:p>19.9575708456</text:p>
          </table:table-cell>
          <table:table-cell office:value-type="float" office:value="720.581">
            <text:p>720.581</text:p>
          </table:table-cell>
          <table:table-cell/>
          <table:table-cell office:value-type="string">
            <text:p>11-20-2011</text:p>
          </table:table-cell>
          <table:table-cell office:value-type="float" office:value="21.1462840043779">
            <text:p>21.1462840044</text:p>
          </table:table-cell>
          <table:table-cell office:value-type="float" office:value="423.029">
            <text:p>423.029</text:p>
          </table:table-cell>
          <table:table-cell/>
          <table:table-cell office:value-type="string">
            <text:p>11-24-2011</text:p>
          </table:table-cell>
          <table:table-cell office:value-type="float" office:value="17.202690423165">
            <text:p>17.2026904232</text:p>
          </table:table-cell>
          <table:table-cell office:value-type="float" office:value="815.003">
            <text:p>815.003</text:p>
          </table:table-cell>
          <table:table-cell/>
          <table:table-cell office:value-type="string">
            <text:p>11-26-2011</text:p>
          </table:table-cell>
          <table:table-cell office:value-type="float" office:value="19.594222112698">
            <text:p>19.5942221127</text:p>
          </table:table-cell>
          <table:table-cell office:value-type="float" office:value="1618.59">
            <text:p>1618.59</text:p>
          </table:table-cell>
          <table:table-cell table:number-columns-repeated="16"/>
        </table:table-row>
        <table:table-row table:style-name="ro1">
          <table:table-cell office:value-type="string">
            <text:p>11-05-2011</text:p>
          </table:table-cell>
          <table:table-cell office:value-type="float" office:value="19.432422427404">
            <text:p>19.4324224274</text:p>
          </table:table-cell>
          <table:table-cell office:value-type="float" office:value="651.488">
            <text:p>651.488</text:p>
          </table:table-cell>
          <table:table-cell/>
          <table:table-cell office:value-type="string">
            <text:p>12-13-2011</text:p>
          </table:table-cell>
          <table:table-cell office:value-type="float" office:value="19.7899783030415">
            <text:p>19.789978303</text:p>
          </table:table-cell>
          <table:table-cell office:value-type="float" office:value="368.313">
            <text:p>368.313</text:p>
          </table:table-cell>
          <table:table-cell/>
          <table:table-cell office:value-type="string">
            <text:p>11-28-2011</text:p>
          </table:table-cell>
          <table:table-cell office:value-type="float" office:value="13.9896091163217">
            <text:p>13.9896091163</text:p>
          </table:table-cell>
          <table:table-cell office:value-type="float" office:value="647.165">
            <text:p>647.165</text:p>
          </table:table-cell>
          <table:table-cell/>
          <table:table-cell office:value-type="string">
            <text:p>12-01-2011</text:p>
          </table:table-cell>
          <table:table-cell office:value-type="float" office:value="20.1254459666566">
            <text:p>20.1254459667</text:p>
          </table:table-cell>
          <table:table-cell office:value-type="float" office:value="1368.1">
            <text:p>1368.1</text:p>
          </table:table-cell>
          <table:table-cell table:number-columns-repeated="16"/>
        </table:table-row>
        <table:table-row table:style-name="ro1">
          <table:table-cell office:value-type="string">
            <text:p>10-31-2011</text:p>
          </table:table-cell>
          <table:table-cell office:value-type="float" office:value="18.7692344581219">
            <text:p>18.7692344581</text:p>
          </table:table-cell>
          <table:table-cell office:value-type="float" office:value="763.26">
            <text:p>763.26</text:p>
          </table:table-cell>
          <table:table-cell/>
          <table:table-cell office:value-type="string">
            <text:p>12-16-2012</text:p>
          </table:table-cell>
          <table:table-cell office:value-type="float" office:value="19.6179351505515">
            <text:p>19.6179351506</text:p>
          </table:table-cell>
          <table:table-cell office:value-type="float" office:value="361.166">
            <text:p>361.166</text:p>
          </table:table-cell>
          <table:table-cell/>
          <table:table-cell office:value-type="string">
            <text:p>11-29-2011</text:p>
          </table:table-cell>
          <table:table-cell office:value-type="float" office:value="18.5677325068686">
            <text:p>18.5677325069</text:p>
          </table:table-cell>
          <table:table-cell office:value-type="float" office:value="1295.96">
            <text:p>1295.96</text:p>
          </table:table-cell>
          <table:table-cell/>
          <table:table-cell office:value-type="string">
            <text:p>12-15-2011</text:p>
          </table:table-cell>
          <table:table-cell office:value-type="float" office:value="19.7413041727107">
            <text:p>19.7413041727</text:p>
          </table:table-cell>
          <table:table-cell office:value-type="float" office:value="1401.09">
            <text:p>1401.09</text:p>
          </table:table-cell>
          <table:table-cell table:number-columns-repeated="16"/>
        </table:table-row>
        <table:table-row table:style-name="ro1">
          <table:table-cell office:value-type="string">
            <text:p>10-30-2011</text:p>
          </table:table-cell>
          <table:table-cell office:value-type="float" office:value="19.6514677879927">
            <text:p>19.651467788</text:p>
          </table:table-cell>
          <table:table-cell office:value-type="float" office:value="696.789">
            <text:p>696.789</text:p>
          </table:table-cell>
          <table:table-cell/>
          <table:table-cell office:value-type="string">
            <text:p>12-22-2011</text:p>
          </table:table-cell>
          <table:table-cell office:value-type="float" office:value="19.868605744345">
            <text:p>19.8686057443</text:p>
          </table:table-cell>
          <table:table-cell office:value-type="float" office:value="355.016">
            <text:p>355.016</text:p>
          </table:table-cell>
          <table:table-cell/>
          <table:table-cell office:value-type="string">
            <text:p>12-09-2011</text:p>
          </table:table-cell>
          <table:table-cell office:value-type="float" office:value="18.2497376079876">
            <text:p>18.249737608</text:p>
          </table:table-cell>
          <table:table-cell office:value-type="float" office:value="1179.12">
            <text:p>1179.12</text:p>
          </table:table-cell>
          <table:table-cell/>
          <table:table-cell office:value-type="string">
            <text:p>Average</text:p>
          </table:table-cell>
          <table:table-cell table:formula="of:=(SUM([.N3:.N7])-MAX([.N3:.N7])-MIN([.N3:.N7]))/3" office:value-type="float" office:value="20.0658140737162">
            <text:p>20.0658140737</text:p>
          </table:table-cell>
          <table:table-cell office:value-type="float" office:value="54.7191">
            <text:p>54.7191</text:p>
          </table:table-cell>
          <table:table-cell table:number-columns-repeated="16"/>
        </table:table-row>
        <table:table-row table:style-name="ro1">
          <table:table-cell office:value-type="string">
            <text:p>10-24-2011</text:p>
          </table:table-cell>
          <table:table-cell office:value-type="float" office:value="20.5840471704263">
            <text:p>20.5840471704</text:p>
          </table:table-cell>
          <table:table-cell office:value-type="float" office:value="526.667">
            <text:p>526.667</text:p>
          </table:table-cell>
          <table:table-cell/>
          <table:table-cell office:value-type="string">
            <text:p>Average</text:p>
          </table:table-cell>
          <table:table-cell table:formula="of:=(SUM([.F3:.F8])-MAX([.F3:.F8])-MIN([.F3:.F8]))/4" office:value-type="float" office:value="20.105700800579">
            <text:p>20.1057008006</text:p>
          </table:table-cell>
          <table:table-cell office:value-type="float" office:value="56.35">
            <text:p>56.35</text:p>
          </table:table-cell>
          <table:table-cell/>
          <table:table-cell office:value-type="string">
            <text:p>12-12-2011</text:p>
          </table:table-cell>
          <table:table-cell office:value-type="float" office:value="18.2286384203841">
            <text:p>18.2286384204</text:p>
          </table:table-cell>
          <table:table-cell table:style-name="ce1" office:value-type="float" office:value="1083.47">
            <text:p>1083.47</text:p>
          </table:table-cell>
          <table:table-cell table:number-columns-repeated="20"/>
        </table:table-row>
        <table:table-row table:style-name="ro1">
          <table:table-cell office:value-type="string">
            <text:p>10-23-2011</text:p>
          </table:table-cell>
          <table:table-cell office:value-type="float" office:value="19.7848447953433">
            <text:p>19.7848447953</text:p>
          </table:table-cell>
          <table:table-cell office:value-type="float" office:value="746.025">
            <text:p>746.025</text:p>
          </table:table-cell>
          <table:table-cell table:number-columns-repeated="5"/>
          <table:table-cell office:value-type="string">
            <text:p>12-16-2011</text:p>
          </table:table-cell>
          <table:table-cell office:value-type="float" office:value="18.1607960548868">
            <text:p>18.1607960549</text:p>
          </table:table-cell>
          <table:table-cell table:style-name="ce1" office:value-type="float" office:value="969.687">
            <text:p>969.687</text:p>
          </table:table-cell>
          <table:table-cell table:number-columns-repeated="20"/>
        </table:table-row>
        <table:table-row table:style-name="ro1">
          <table:table-cell office:value-type="string">
            <text:p>10-21-2011</text:p>
          </table:table-cell>
          <table:table-cell office:value-type="float" office:value="20.0281212541954">
            <text:p>20.0281212542</text:p>
          </table:table-cell>
          <table:table-cell office:value-type="float" office:value="792.987">
            <text:p>792.987</text:p>
          </table:table-cell>
          <table:table-cell table:number-columns-repeated="5"/>
          <table:table-cell office:value-type="string">
            <text:p>01-06-2012</text:p>
          </table:table-cell>
          <table:table-cell office:value-type="float" office:value="17.9429281043205">
            <text:p>17.9429281043</text:p>
          </table:table-cell>
          <table:table-cell table:style-name="ce1" office:value-type="float" office:value="964.495">
            <text:p>964.495</text:p>
          </table:table-cell>
          <table:table-cell table:number-columns-repeated="20"/>
        </table:table-row>
        <table:table-row table:style-name="ro1">
          <table:table-cell office:value-type="string">
            <text:p>10-18-2011</text:p>
          </table:table-cell>
          <table:table-cell office:value-type="float" office:value="19.0638930903566">
            <text:p>19.0638930904</text:p>
          </table:table-cell>
          <table:table-cell office:value-type="float" office:value="408.842">
            <text:p>408.842</text:p>
          </table:table-cell>
          <table:table-cell table:number-columns-repeated="5"/>
          <table:table-cell office:value-type="string">
            <text:p>Average</text:p>
          </table:table-cell>
          <table:table-cell table:formula="of:=(SUM([.J3:.J11])-MIN([.J3:.J11])-MAX([.J3:.J11]))/7" office:value-type="float" office:value="17.858379972618">
            <text:p>17.8583799726</text:p>
          </table:table-cell>
          <table:table-cell office:value-type="float" office:value="50.15">
            <text:p>50.15</text:p>
          </table:table-cell>
          <table:table-cell table:number-columns-repeated="20"/>
        </table:table-row>
        <table:table-row table:style-name="ro1">
          <table:table-cell office:value-type="string">
            <text:p>Average</text:p>
          </table:table-cell>
          <table:table-cell table:formula="of:=(SUM([.B3:.B12])-MAX([.B3:.B12])-MIN([.B3:.B12]))/8" office:value-type="float" office:value="19.8537674345363">
            <text:p>19.8537674345</text:p>
          </table:table-cell>
          <table:table-cell office:value-type="float" office:value="60.0047">
            <text:p>60.0047</text:p>
          </table:table-cell>
          <table:table-cell table:number-columns-repeated="28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>
            <text:p>Filter 1</text:p>
          </table:table-cell>
          <table:table-cell table:number-columns-repeated="30"/>
        </table:table-row>
        <table:table-row table:style-name="ro2">
          <table:table-cell office:value-type="string">
            <text:p>Fort Smith</text:p>
          </table:table-cell>
          <table:table-cell office:value-type="string">
            <text:p>FWHM</text:p>
          </table:table-cell>
          <table:table-cell office:value-type="string">
            <text:p>Height</text:p>
          </table:table-cell>
          <table:table-cell/>
          <table:table-cell office:value-type="string">
            <text:p>Gillam</text:p>
          </table:table-cell>
          <table:table-cell office:value-type="string">
            <text:p>FWHM</text:p>
          </table:table-cell>
          <table:table-cell office:value-type="string">
            <text:p>Height</text:p>
          </table:table-cell>
          <table:table-cell/>
          <table:table-cell office:value-type="string">
            <text:p>Pinawa</text:p>
          </table:table-cell>
          <table:table-cell office:value-type="string">
            <text:p>FWHM</text:p>
          </table:table-cell>
          <table:table-cell office:value-type="string">
            <text:p>Height</text:p>
          </table:table-cell>
          <table:table-cell/>
          <table:table-cell office:value-type="string">
            <text:p>Athabasca</text:p>
          </table:table-cell>
          <table:table-cell office:value-type="string">
            <text:p>FWHM</text:p>
          </table:table-cell>
          <table:table-cell office:value-type="string">
            <text:p>Height</text:p>
          </table:table-cell>
          <table:table-cell table:number-columns-repeated="16"/>
        </table:table-row>
        <table:table-row table:style-name="ro1">
          <table:table-cell office:value-type="string">
            <text:p>11-16-2011</text:p>
          </table:table-cell>
          <table:table-cell office:value-type="float" office:value="18.8619201750943">
            <text:p>18.8619201751</text:p>
          </table:table-cell>
          <table:table-cell office:value-type="float" office:value="263.86">
            <text:p>263.86</text:p>
          </table:table-cell>
          <table:table-cell/>
          <table:table-cell office:value-type="string">
            <text:p>10-28-2011</text:p>
          </table:table-cell>
          <table:table-cell office:value-type="float" office:value="19.4826507389645">
            <text:p>19.482650739</text:p>
          </table:table-cell>
          <table:table-cell office:value-type="float" office:value="1022.53">
            <text:p>1022.53</text:p>
          </table:table-cell>
          <table:table-cell/>
          <table:table-cell office:value-type="string">
            <text:p>11-22-2011</text:p>
          </table:table-cell>
          <table:table-cell office:value-type="float" office:value="18.508555879137">
            <text:p>18.5085558791</text:p>
          </table:table-cell>
          <table:table-cell office:value-type="float" office:value="3794.31">
            <text:p>3794.31</text:p>
          </table:table-cell>
          <table:table-cell/>
          <table:table-cell office:value-type="string">
            <text:p>11-23-2011</text:p>
          </table:table-cell>
          <table:table-cell office:value-type="float" office:value="20.2644980903156">
            <text:p>20.2644980903</text:p>
          </table:table-cell>
          <table:table-cell office:value-type="float" office:value="2057.85">
            <text:p>2057.85</text:p>
          </table:table-cell>
          <table:table-cell table:number-columns-repeated="16"/>
        </table:table-row>
        <table:table-row table:style-name="ro1">
          <table:table-cell office:value-type="string">
            <text:p>11-13-2011</text:p>
          </table:table-cell>
          <table:table-cell office:value-type="float" office:value="20.8067189538845">
            <text:p>20.8067189539</text:p>
          </table:table-cell>
          <table:table-cell office:value-type="float" office:value="1601.25">
            <text:p>1601.25</text:p>
          </table:table-cell>
          <table:table-cell/>
          <table:table-cell office:value-type="string">
            <text:p>11-06-2011</text:p>
          </table:table-cell>
          <table:table-cell office:value-type="float" office:value="22.6458805054545">
            <text:p>22.6458805055</text:p>
          </table:table-cell>
          <table:table-cell office:value-type="float" office:value="1366.4">
            <text:p>1366.4</text:p>
          </table:table-cell>
          <table:table-cell/>
          <table:table-cell office:value-type="string">
            <text:p>11-23-2011</text:p>
          </table:table-cell>
          <table:table-cell office:value-type="float" office:value="19.0068828970664">
            <text:p>19.0068828971</text:p>
          </table:table-cell>
          <table:table-cell office:value-type="float" office:value="3130.78">
            <text:p>3130.78</text:p>
          </table:table-cell>
          <table:table-cell/>
          <table:table-cell office:value-type="string">
            <text:p>11-24-2011</text:p>
          </table:table-cell>
          <table:table-cell office:value-type="float" office:value="21.3731944639171">
            <text:p>21.3731944639</text:p>
          </table:table-cell>
          <table:table-cell office:value-type="float" office:value="3662.67">
            <text:p>3662.67</text:p>
          </table:table-cell>
          <table:table-cell table:number-columns-repeated="16"/>
        </table:table-row>
        <table:table-row table:style-name="ro1">
          <table:table-cell office:value-type="string">
            <text:p>11-06-2011</text:p>
          </table:table-cell>
          <table:table-cell office:value-type="float" office:value="20.3809910379433">
            <text:p>20.3809910379</text:p>
          </table:table-cell>
          <table:table-cell office:value-type="float" office:value="1853.63">
            <text:p>1853.63</text:p>
          </table:table-cell>
          <table:table-cell/>
          <table:table-cell office:value-type="string">
            <text:p>11-20-2011</text:p>
          </table:table-cell>
          <table:table-cell office:value-type="float" office:value="21.7933179081511">
            <text:p>21.7933179082</text:p>
          </table:table-cell>
          <table:table-cell office:value-type="float" office:value="1143.2">
            <text:p>1143.2</text:p>
          </table:table-cell>
          <table:table-cell/>
          <table:table-cell office:value-type="string">
            <text:p>11-24-2011</text:p>
          </table:table-cell>
          <table:table-cell office:value-type="float" office:value="18.3145893520278">
            <text:p>18.314589352</text:p>
          </table:table-cell>
          <table:table-cell office:value-type="float" office:value="1896.78">
            <text:p>1896.78</text:p>
          </table:table-cell>
          <table:table-cell/>
          <table:table-cell office:value-type="string">
            <text:p>11-26-2011</text:p>
          </table:table-cell>
          <table:table-cell office:value-type="float" office:value="19.7739419785348">
            <text:p>19.7739419785</text:p>
          </table:table-cell>
          <table:table-cell office:value-type="float" office:value="3373.48">
            <text:p>3373.48</text:p>
          </table:table-cell>
          <table:table-cell table:number-columns-repeated="16"/>
        </table:table-row>
        <table:table-row table:style-name="ro1">
          <table:table-cell office:value-type="string">
            <text:p>11-05-2011</text:p>
          </table:table-cell>
          <table:table-cell office:value-type="float" office:value="20.660955593097">
            <text:p>20.6609555931</text:p>
          </table:table-cell>
          <table:table-cell office:value-type="float" office:value="2200.35">
            <text:p>2200.35</text:p>
          </table:table-cell>
          <table:table-cell/>
          <table:table-cell office:value-type="string">
            <text:p>12-13-2011</text:p>
          </table:table-cell>
          <table:table-cell office:value-type="float" office:value="19.9171385854731">
            <text:p>19.9171385855</text:p>
          </table:table-cell>
          <table:table-cell office:value-type="float" office:value="963.903">
            <text:p>963.903</text:p>
          </table:table-cell>
          <table:table-cell/>
          <table:table-cell office:value-type="string">
            <text:p>11-28-2011</text:p>
          </table:table-cell>
          <table:table-cell office:value-type="float" office:value="14.4092380483462">
            <text:p>14.4092380483</text:p>
          </table:table-cell>
          <table:table-cell office:value-type="float" office:value="1548.68">
            <text:p>1548.68</text:p>
          </table:table-cell>
          <table:table-cell/>
          <table:table-cell office:value-type="string">
            <text:p>12-01-2011</text:p>
          </table:table-cell>
          <table:table-cell office:value-type="float" office:value="20.196537983816">
            <text:p>20.1965379838</text:p>
          </table:table-cell>
          <table:table-cell office:value-type="float" office:value="2944.95">
            <text:p>2944.95</text:p>
          </table:table-cell>
          <table:table-cell table:number-columns-repeated="8"/>
          <table:table-cell>
            <draw:frame table:end-cell-address="Sheet1.AE41" table:end-x="0.437cm" table:end-y="0.368cm" draw:z-index="3" draw:style-name="gr1" svg:width="16.002cm" svg:height="8.979cm" svg:x="0.242cm" svg:y="0.441cm">
              <draw:object draw:notify-on-update-of-ranges="Sheet1.A62:Sheet1.A62 Sheet1.B73:Sheet1.B73 Sheet1.C73:Sheet1.C73 Sheet1.I62:Sheet1.I62 Sheet1.J72:Sheet1.J72 Sheet1.K72:Sheet1.K72 Sheet1.M62:Sheet1.M62 Sheet1.N68:Sheet1.N68 Sheet1.O68:Sheet1.O68 Sheet1.E62:Sheet1.E62 Sheet1.F69:Sheet1.F69 Sheet1.G69:Sheet1.G6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10-31-2011</text:p>
          </table:table-cell>
          <table:table-cell office:value-type="float" office:value="20.5289443813726">
            <text:p>20.5289443814</text:p>
          </table:table-cell>
          <table:table-cell office:value-type="float" office:value="2110.13">
            <text:p>2110.13</text:p>
          </table:table-cell>
          <table:table-cell/>
          <table:table-cell office:value-type="string">
            <text:p>12-16-2012</text:p>
          </table:table-cell>
          <table:table-cell office:value-type="float" office:value="20.4785983288098">
            <text:p>20.4785983288</text:p>
          </table:table-cell>
          <table:table-cell office:value-type="float" office:value="923.134">
            <text:p>923.134</text:p>
          </table:table-cell>
          <table:table-cell/>
          <table:table-cell office:value-type="string">
            <text:p>11-29-2011</text:p>
          </table:table-cell>
          <table:table-cell office:value-type="float" office:value="19.5737116301058">
            <text:p>19.5737116301</text:p>
          </table:table-cell>
          <table:table-cell office:value-type="float" office:value="2947.76">
            <text:p>2947.76</text:p>
          </table:table-cell>
          <table:table-cell/>
          <table:table-cell office:value-type="string">
            <text:p>12-15-2011</text:p>
          </table:table-cell>
          <table:table-cell office:value-type="float" office:value="19.8789905007436">
            <text:p>19.8789905007</text:p>
          </table:table-cell>
          <table:table-cell office:value-type="float" office:value="2950.17">
            <text:p>2950.17</text:p>
          </table:table-cell>
          <table:table-cell>
            <draw:frame table:end-cell-address="Sheet1.W42" table:end-x="0.27cm" table:end-y="0.022cm" draw:z-index="4" draw:style-name="gr1" svg:width="16.001cm" svg:height="9.005cm" svg:x="0.076cm" svg:y="0.069cm">
              <draw:object draw:notify-on-update-of-ranges="Sheet1.A47:Sheet1.A47 Sheet1.B58:Sheet1.B58 Sheet1.C58:Sheet1.C58 Sheet1.E47:Sheet1.E47 Sheet1.F54:Sheet1.F54 Sheet1.G54:Sheet1.G54 Sheet1.I47:Sheet1.I47 Sheet1.J57:Sheet1.J57 Sheet1.K57:Sheet1.K57 Sheet1.M47:Sheet1.M47 Sheet1.N53:Sheet1.N53 Sheet1.O53:Sheet1.O5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4"/>
          <table:table-cell>
            <draw:frame table:end-cell-address="Sheet1.AL42" table:end-x="1.491cm" table:end-y="0.188cm" draw:z-index="5" draw:style-name="gr1" svg:width="15.999cm" svg:height="8.999cm" svg:x="1.299cm" svg:y="0.241cm">
              <draw:object draw:notify-on-update-of-ranges="Sheet1.A77:Sheet1.A77 Sheet1.B88:Sheet1.B88 Sheet1.C88:Sheet1.C88 Sheet1.E77:Sheet1.E77 Sheet1.F84:Sheet1.F84 Sheet1.G84:Sheet1.G84 Sheet1.I77:Sheet1.I77 Sheet1.J87:Sheet1.J87 Sheet1.K87:Sheet1.K87 Sheet1.M77:Sheet1.M77 Sheet1.N83:Sheet1.N83 Sheet1.O83:Sheet1.O8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string">
            <text:p>10-30-2011</text:p>
          </table:table-cell>
          <table:table-cell office:value-type="float" office:value="20.1821264851405">
            <text:p>20.1821264851</text:p>
          </table:table-cell>
          <table:table-cell office:value-type="float" office:value="1763.66">
            <text:p>1763.66</text:p>
          </table:table-cell>
          <table:table-cell/>
          <table:table-cell office:value-type="string">
            <text:p>12-22-2011</text:p>
          </table:table-cell>
          <table:table-cell office:value-type="float" office:value="20.0416143730535">
            <text:p>20.0416143731</text:p>
          </table:table-cell>
          <table:table-cell office:value-type="float" office:value="872.931">
            <text:p>872.931</text:p>
          </table:table-cell>
          <table:table-cell/>
          <table:table-cell office:value-type="string">
            <text:p>12-09-2011</text:p>
          </table:table-cell>
          <table:table-cell office:value-type="float" office:value="19.4616221959623">
            <text:p>19.461622196</text:p>
          </table:table-cell>
          <table:table-cell office:value-type="float" office:value="2573.65">
            <text:p>2573.65</text:p>
          </table:table-cell>
          <table:table-cell/>
          <table:table-cell office:value-type="string">
            <text:p>Average</text:p>
          </table:table-cell>
          <table:table-cell table:formula="of:=(SUM([.N18:.N22])-MAX([.N18:.N22])-MIN([.N18:.N22]))/3" office:value-type="float" office:value="20.1133421916251">
            <text:p>20.1133421916</text:p>
          </table:table-cell>
          <table:table-cell office:value-type="float" office:value="54.7191">
            <text:p>54.7191</text:p>
          </table:table-cell>
          <table:table-cell table:number-columns-repeated="16"/>
        </table:table-row>
        <table:table-row table:style-name="ro1">
          <table:table-cell office:value-type="string">
            <text:p>10-24-2011</text:p>
          </table:table-cell>
          <table:table-cell office:value-type="float" office:value="20.1194882719426">
            <text:p>20.1194882719</text:p>
          </table:table-cell>
          <table:table-cell office:value-type="float" office:value="1299.11">
            <text:p>1299.11</text:p>
          </table:table-cell>
          <table:table-cell/>
          <table:table-cell office:value-type="string">
            <text:p>Average</text:p>
          </table:table-cell>
          <table:table-cell table:formula="of:=(SUM([.F18:.F23])-MAX([.F18:.F23])-MIN([.F18:.F23]))/4" office:value-type="float" office:value="20.5576672988719">
            <text:p>20.5576672989</text:p>
          </table:table-cell>
          <table:table-cell office:value-type="float" office:value="56.35">
            <text:p>56.35</text:p>
          </table:table-cell>
          <table:table-cell/>
          <table:table-cell office:value-type="string">
            <text:p>12-12-2011</text:p>
          </table:table-cell>
          <table:table-cell office:value-type="float" office:value="19.3765425477354">
            <text:p>19.3765425477</text:p>
          </table:table-cell>
          <table:table-cell table:style-name="ce1" office:value-type="float" office:value="2426.65">
            <text:p>2426.65</text:p>
          </table:table-cell>
          <table:table-cell table:number-columns-repeated="20"/>
        </table:table-row>
        <table:table-row table:style-name="ro1">
          <table:table-cell office:value-type="string">
            <text:p>10-23-2011</text:p>
          </table:table-cell>
          <table:table-cell office:value-type="float" office:value="20.4548381945555">
            <text:p>20.4548381946</text:p>
          </table:table-cell>
          <table:table-cell office:value-type="float" office:value="1923.28">
            <text:p>1923.28</text:p>
          </table:table-cell>
          <table:table-cell table:number-columns-repeated="5"/>
          <table:table-cell office:value-type="string">
            <text:p>12-16-2011</text:p>
          </table:table-cell>
          <table:table-cell office:value-type="float" office:value="18.8517002560989">
            <text:p>18.8517002561</text:p>
          </table:table-cell>
          <table:table-cell table:style-name="ce1" office:value-type="float" office:value="2274.13">
            <text:p>2274.13</text:p>
          </table:table-cell>
          <table:table-cell table:number-columns-repeated="20"/>
        </table:table-row>
        <table:table-row table:style-name="ro1">
          <table:table-cell office:value-type="string">
            <text:p>10-21-2011</text:p>
          </table:table-cell>
          <table:table-cell office:value-type="float" office:value="20.5243053858839">
            <text:p>20.5243053859</text:p>
          </table:table-cell>
          <table:table-cell office:value-type="float" office:value="2048.26">
            <text:p>2048.26</text:p>
          </table:table-cell>
          <table:table-cell table:number-columns-repeated="5"/>
          <table:table-cell office:value-type="string">
            <text:p>01-06-2012</text:p>
          </table:table-cell>
          <table:table-cell office:value-type="float" office:value="19.1808570019933">
            <text:p>19.180857002</text:p>
          </table:table-cell>
          <table:table-cell table:style-name="ce1" office:value-type="float" office:value="2179.62">
            <text:p>2179.62</text:p>
          </table:table-cell>
          <table:table-cell table:number-columns-repeated="20"/>
        </table:table-row>
        <table:table-row table:style-name="ro1">
          <table:table-cell office:value-type="string">
            <text:p>10-18-2011</text:p>
          </table:table-cell>
          <table:table-cell office:value-type="float" office:value="19.7919563518793">
            <text:p>19.7919563519</text:p>
          </table:table-cell>
          <table:table-cell office:value-type="float" office:value="1118.32">
            <text:p>1118.32</text:p>
          </table:table-cell>
          <table:table-cell table:number-columns-repeated="5"/>
          <table:table-cell office:value-type="string">
            <text:p>Average</text:p>
          </table:table-cell>
          <table:table-cell table:formula="of:=(SUM([.J18:.J26])-MAX([.J18:.J26])-MIN([.J18:.J26]))/7" office:value-type="float" office:value="18.9572500185744">
            <text:p>18.9572500186</text:p>
          </table:table-cell>
          <table:table-cell office:value-type="float" office:value="50.15">
            <text:p>50.15</text:p>
          </table:table-cell>
          <table:table-cell table:number-columns-repeated="20"/>
        </table:table-row>
        <table:table-row table:style-name="ro1">
          <table:table-cell office:value-type="string">
            <text:p>Average</text:p>
          </table:table-cell>
          <table:table-cell table:formula="of:=(SUM([.B18:.B27])-MAX([.B18:.B27])-MIN([.B18:.B27]))/8" office:value-type="float" office:value="20.3304507127268">
            <text:p>20.3304507127</text:p>
          </table:table-cell>
          <table:table-cell office:value-type="float" office:value="60.0047">
            <text:p>60.0047</text:p>
          </table:table-cell>
          <table:table-cell table:number-columns-repeated="28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>
            <text:p>Filter 2</text:p>
          </table:table-cell>
          <table:table-cell table:number-columns-repeated="30"/>
        </table:table-row>
        <table:table-row table:style-name="ro2">
          <table:table-cell office:value-type="string">
            <text:p>Fort Smith</text:p>
          </table:table-cell>
          <table:table-cell office:value-type="string">
            <text:p>FWHM</text:p>
          </table:table-cell>
          <table:table-cell office:value-type="string">
            <text:p>Height</text:p>
          </table:table-cell>
          <table:table-cell/>
          <table:table-cell office:value-type="string">
            <text:p>Gillam</text:p>
          </table:table-cell>
          <table:table-cell office:value-type="string">
            <text:p>FWHM</text:p>
          </table:table-cell>
          <table:table-cell office:value-type="string">
            <text:p>Height</text:p>
          </table:table-cell>
          <table:table-cell/>
          <table:table-cell office:value-type="string">
            <text:p>Pinawa</text:p>
          </table:table-cell>
          <table:table-cell office:value-type="string">
            <text:p>FWHM</text:p>
          </table:table-cell>
          <table:table-cell office:value-type="string">
            <text:p>Height</text:p>
          </table:table-cell>
          <table:table-cell/>
          <table:table-cell office:value-type="string">
            <text:p>Athabasca</text:p>
          </table:table-cell>
          <table:table-cell office:value-type="string">
            <text:p>FWHM</text:p>
          </table:table-cell>
          <table:table-cell office:value-type="string">
            <text:p>Height</text:p>
          </table:table-cell>
          <table:table-cell table:number-columns-repeated="16"/>
        </table:table-row>
        <table:table-row table:style-name="ro1">
          <table:table-cell office:value-type="string">
            <text:p>11-16-2011</text:p>
          </table:table-cell>
          <table:table-cell office:value-type="float" office:value="18.6075525138301">
            <text:p>18.6075525138</text:p>
          </table:table-cell>
          <table:table-cell office:value-type="float" office:value="240.665">
            <text:p>240.665</text:p>
          </table:table-cell>
          <table:table-cell/>
          <table:table-cell office:value-type="string">
            <text:p>10-28-2011</text:p>
          </table:table-cell>
          <table:table-cell office:value-type="float" office:value="19.6035001036754">
            <text:p>19.6035001037</text:p>
          </table:table-cell>
          <table:table-cell office:value-type="float" office:value="965.863">
            <text:p>965.863</text:p>
          </table:table-cell>
          <table:table-cell/>
          <table:table-cell office:value-type="string">
            <text:p>11-22-2011</text:p>
          </table:table-cell>
          <table:table-cell office:value-type="float" office:value="18.9358850727087">
            <text:p>18.9358850727</text:p>
          </table:table-cell>
          <table:table-cell office:value-type="float" office:value="3184.88">
            <text:p>3184.88</text:p>
          </table:table-cell>
          <table:table-cell/>
          <table:table-cell office:value-type="string">
            <text:p>11-23-2011</text:p>
          </table:table-cell>
          <table:table-cell office:value-type="float" office:value="20.7232405832881">
            <text:p>20.7232405833</text:p>
          </table:table-cell>
          <table:table-cell office:value-type="float" office:value="1813.01">
            <text:p>1813.01</text:p>
          </table:table-cell>
          <table:table-cell table:number-columns-repeated="16"/>
        </table:table-row>
        <table:table-row table:style-name="ro1">
          <table:table-cell office:value-type="string">
            <text:p>11-13-2011</text:p>
          </table:table-cell>
          <table:table-cell office:value-type="float" office:value="20.9023952923141">
            <text:p>20.9023952923</text:p>
          </table:table-cell>
          <table:table-cell office:value-type="float" office:value="1495.77">
            <text:p>1495.77</text:p>
          </table:table-cell>
          <table:table-cell/>
          <table:table-cell office:value-type="string">
            <text:p>11-06-2011</text:p>
          </table:table-cell>
          <table:table-cell office:value-type="float" office:value="22.7868164851496">
            <text:p>22.7868164851</text:p>
          </table:table-cell>
          <table:table-cell office:value-type="float" office:value="1287.88">
            <text:p>1287.88</text:p>
          </table:table-cell>
          <table:table-cell/>
          <table:table-cell office:value-type="string">
            <text:p>11-23-2011</text:p>
          </table:table-cell>
          <table:table-cell office:value-type="float" office:value="19.1893579023559">
            <text:p>19.1893579024</text:p>
          </table:table-cell>
          <table:table-cell office:value-type="float" office:value="2607.7">
            <text:p>2607.7</text:p>
          </table:table-cell>
          <table:table-cell/>
          <table:table-cell office:value-type="string">
            <text:p>11-24-2011</text:p>
          </table:table-cell>
          <table:table-cell office:value-type="float" office:value="21.9286965125399">
            <text:p>21.9286965125</text:p>
          </table:table-cell>
          <table:table-cell office:value-type="float" office:value="3288.5">
            <text:p>3288.5</text:p>
          </table:table-cell>
          <table:table-cell table:number-columns-repeated="16"/>
        </table:table-row>
        <table:table-row table:style-name="ro1">
          <table:table-cell office:value-type="string">
            <text:p>11-06-2011</text:p>
          </table:table-cell>
          <table:table-cell office:value-type="float" office:value="20.4588649368325">
            <text:p>20.4588649368</text:p>
          </table:table-cell>
          <table:table-cell office:value-type="float" office:value="1750.84">
            <text:p>1750.84</text:p>
          </table:table-cell>
          <table:table-cell/>
          <table:table-cell office:value-type="string">
            <text:p>11-20-2011</text:p>
          </table:table-cell>
          <table:table-cell office:value-type="float" office:value="21.6400897678209">
            <text:p>21.6400897678</text:p>
          </table:table-cell>
          <table:table-cell office:value-type="float" office:value="1068.48">
            <text:p>1068.48</text:p>
          </table:table-cell>
          <table:table-cell/>
          <table:table-cell office:value-type="string">
            <text:p>11-24-2011</text:p>
          </table:table-cell>
          <table:table-cell office:value-type="float" office:value="18.5400869195399">
            <text:p>18.5400869195</text:p>
          </table:table-cell>
          <table:table-cell office:value-type="float" office:value="1588.02">
            <text:p>1588.02</text:p>
          </table:table-cell>
          <table:table-cell/>
          <table:table-cell office:value-type="string">
            <text:p>11-26-2011</text:p>
          </table:table-cell>
          <table:table-cell office:value-type="float" office:value="20.2551730029373">
            <text:p>20.2551730029</text:p>
          </table:table-cell>
          <table:table-cell office:value-type="float" office:value="2939.36">
            <text:p>2939.36</text:p>
          </table:table-cell>
          <table:table-cell table:number-columns-repeated="16"/>
        </table:table-row>
        <table:table-row table:style-name="ro1">
          <table:table-cell office:value-type="string">
            <text:p>11-05-2011</text:p>
          </table:table-cell>
          <table:table-cell office:value-type="float" office:value="20.724959601921">
            <text:p>20.7249596019</text:p>
          </table:table-cell>
          <table:table-cell office:value-type="float" office:value="2066">
            <text:p>2066</text:p>
          </table:table-cell>
          <table:table-cell/>
          <table:table-cell office:value-type="string">
            <text:p>12-13-2011</text:p>
          </table:table-cell>
          <table:table-cell office:value-type="float" office:value="19.8257009231246">
            <text:p>19.8257009231</text:p>
          </table:table-cell>
          <table:table-cell office:value-type="float" office:value="915.497">
            <text:p>915.497</text:p>
          </table:table-cell>
          <table:table-cell/>
          <table:table-cell office:value-type="string">
            <text:p>11-28-2011</text:p>
          </table:table-cell>
          <table:table-cell office:value-type="float" office:value="14.2746836309731">
            <text:p>14.274683631</text:p>
          </table:table-cell>
          <table:table-cell office:value-type="float" office:value="1334.13">
            <text:p>1334.13</text:p>
          </table:table-cell>
          <table:table-cell/>
          <table:table-cell office:value-type="string">
            <text:p>12-01-2011</text:p>
          </table:table-cell>
          <table:table-cell office:value-type="float" office:value="20.7133032426981">
            <text:p>20.7133032427</text:p>
          </table:table-cell>
          <table:table-cell office:value-type="float" office:value="2654.21">
            <text:p>2654.21</text:p>
          </table:table-cell>
          <table:table-cell table:number-columns-repeated="16"/>
        </table:table-row>
        <table:table-row table:style-name="ro1">
          <table:table-cell office:value-type="string">
            <text:p>10-31-2011</text:p>
          </table:table-cell>
          <table:table-cell office:value-type="float" office:value="20.7271260363624">
            <text:p>20.7271260364</text:p>
          </table:table-cell>
          <table:table-cell office:value-type="float" office:value="2010.22">
            <text:p>2010.22</text:p>
          </table:table-cell>
          <table:table-cell/>
          <table:table-cell office:value-type="string">
            <text:p>12-16-2012</text:p>
          </table:table-cell>
          <table:table-cell office:value-type="float" office:value="20.542979108841">
            <text:p>20.5429791088</text:p>
          </table:table-cell>
          <table:table-cell office:value-type="float" office:value="888.521">
            <text:p>888.521</text:p>
          </table:table-cell>
          <table:table-cell/>
          <table:table-cell office:value-type="string">
            <text:p>11-29-2011</text:p>
          </table:table-cell>
          <table:table-cell office:value-type="float" office:value="19.3692661537962">
            <text:p>19.3692661538</text:p>
          </table:table-cell>
          <table:table-cell office:value-type="float" office:value="2575.27">
            <text:p>2575.27</text:p>
          </table:table-cell>
          <table:table-cell/>
          <table:table-cell office:value-type="string">
            <text:p>12-15-2011</text:p>
          </table:table-cell>
          <table:table-cell office:value-type="float" office:value="20.5374217335347">
            <text:p>20.5374217335</text:p>
          </table:table-cell>
          <table:table-cell office:value-type="float" office:value="2599.56">
            <text:p>2599.56</text:p>
          </table:table-cell>
          <table:table-cell table:number-columns-repeated="16"/>
        </table:table-row>
        <table:table-row table:style-name="ro1">
          <table:table-cell office:value-type="string">
            <text:p>10-30-2011</text:p>
          </table:table-cell>
          <table:table-cell office:value-type="float" office:value="20.3445148754458">
            <text:p>20.3445148754</text:p>
          </table:table-cell>
          <table:table-cell office:value-type="float" office:value="1657.51">
            <text:p>1657.51</text:p>
          </table:table-cell>
          <table:table-cell/>
          <table:table-cell office:value-type="string">
            <text:p>12-22-2011</text:p>
          </table:table-cell>
          <table:table-cell office:value-type="float" office:value="19.9953186109681">
            <text:p>19.995318611</text:p>
          </table:table-cell>
          <table:table-cell office:value-type="float" office:value="841.915">
            <text:p>841.915</text:p>
          </table:table-cell>
          <table:table-cell/>
          <table:table-cell office:value-type="string">
            <text:p>12-09-2011</text:p>
          </table:table-cell>
          <table:table-cell office:value-type="float" office:value="19.1472537199507">
            <text:p>19.14725372</text:p>
          </table:table-cell>
          <table:table-cell office:value-type="float" office:value="2292.82">
            <text:p>2292.82</text:p>
          </table:table-cell>
          <table:table-cell/>
          <table:table-cell office:value-type="string">
            <text:p>Average</text:p>
          </table:table-cell>
          <table:table-cell table:formula="of:=(SUM([.N33:.N37])-MAX([.N33:.N37])-MIN([.N33:.N37]))/3" office:value-type="float" office:value="20.6579885198403">
            <text:p>20.6579885198</text:p>
          </table:table-cell>
          <table:table-cell office:value-type="float" office:value="54.7191">
            <text:p>54.7191</text:p>
          </table:table-cell>
          <table:table-cell table:number-columns-repeated="16"/>
        </table:table-row>
        <table:table-row table:style-name="ro1">
          <table:table-cell office:value-type="string">
            <text:p>10-24-2011</text:p>
          </table:table-cell>
          <table:table-cell office:value-type="float" office:value="20.2729754424777">
            <text:p>20.2729754425</text:p>
          </table:table-cell>
          <table:table-cell office:value-type="float" office:value="1232.19">
            <text:p>1232.19</text:p>
          </table:table-cell>
          <table:table-cell/>
          <table:table-cell office:value-type="string">
            <text:p>Average</text:p>
          </table:table-cell>
          <table:table-cell table:formula="of:=(SUM([.F33:.F38])-MAX([.F33:.F38])-MIN([.F33:.F38]))/4" office:value-type="float" office:value="20.5010221026887">
            <text:p>20.5010221027</text:p>
          </table:table-cell>
          <table:table-cell office:value-type="float" office:value="56.35">
            <text:p>56.35</text:p>
          </table:table-cell>
          <table:table-cell/>
          <table:table-cell office:value-type="string">
            <text:p>12-12-2011</text:p>
          </table:table-cell>
          <table:table-cell office:value-type="float" office:value="19.4048710328771">
            <text:p>19.4048710329</text:p>
          </table:table-cell>
          <table:table-cell office:value-type="float" office:value="2096.66">
            <text:p>2096.66</text:p>
          </table:table-cell>
          <table:table-cell table:number-columns-repeated="20"/>
        </table:table-row>
        <table:table-row table:style-name="ro1">
          <table:table-cell office:value-type="string">
            <text:p>10-23-2011</text:p>
          </table:table-cell>
          <table:table-cell office:value-type="float" office:value="20.5603341325729">
            <text:p>20.5603341326</text:p>
          </table:table-cell>
          <table:table-cell office:value-type="float" office:value="1805.88">
            <text:p>1805.88</text:p>
          </table:table-cell>
          <table:table-cell table:number-columns-repeated="5"/>
          <table:table-cell office:value-type="string">
            <text:p>12-16-2011</text:p>
          </table:table-cell>
          <table:table-cell office:value-type="float" office:value="18.9090401241954">
            <text:p>18.9090401242</text:p>
          </table:table-cell>
          <table:table-cell table:style-name="ce1" office:value-type="float" office:value="1973.32">
            <text:p>1973.32</text:p>
          </table:table-cell>
          <table:table-cell table:number-columns-repeated="20"/>
        </table:table-row>
        <table:table-row table:style-name="ro1">
          <table:table-cell office:value-type="string">
            <text:p>10-21-2011</text:p>
          </table:table-cell>
          <table:table-cell office:value-type="float" office:value="20.6046989422213">
            <text:p>20.6046989422</text:p>
          </table:table-cell>
          <table:table-cell office:value-type="float" office:value="1951.35">
            <text:p>1951.35</text:p>
          </table:table-cell>
          <table:table-cell table:number-columns-repeated="5"/>
          <table:table-cell office:value-type="string">
            <text:p>01-06-2012</text:p>
          </table:table-cell>
          <table:table-cell office:value-type="float" office:value="19.2873184162291">
            <text:p>19.2873184162</text:p>
          </table:table-cell>
          <table:table-cell table:style-name="ce1" office:value-type="float" office:value="1873.53">
            <text:p>1873.53</text:p>
          </table:table-cell>
          <table:table-cell table:number-columns-repeated="20"/>
        </table:table-row>
        <table:table-row table:style-name="ro1">
          <table:table-cell office:value-type="string">
            <text:p>10-18-2011</text:p>
          </table:table-cell>
          <table:table-cell office:value-type="float" office:value="20.0929259018347">
            <text:p>20.0929259018</text:p>
          </table:table-cell>
          <table:table-cell office:value-type="float" office:value="1048.55">
            <text:p>1048.55</text:p>
          </table:table-cell>
          <table:table-cell table:number-columns-repeated="5"/>
          <table:table-cell office:value-type="string">
            <text:p>Average</text:p>
          </table:table-cell>
          <table:table-cell table:formula="of:=(SUM([.J33:.J41])-MAX([.J33:.J41])-MIN([.J33:.J41]))/7" office:value-type="float" office:value="19.0540297583966">
            <text:p>19.0540297584</text:p>
          </table:table-cell>
          <table:table-cell office:value-type="float" office:value="50.15">
            <text:p>50.15</text:p>
          </table:table-cell>
          <table:table-cell table:number-columns-repeated="20"/>
        </table:table-row>
        <table:table-row table:style-name="ro1">
          <table:table-cell office:value-type="string">
            <text:p>Average</text:p>
          </table:table-cell>
          <table:table-cell table:formula="of:=(SUM([.B33:.B42])-MAX([.B33:.B42])-MIN([.B33:.B42]))/8" office:value-type="float" office:value="20.4732999837085">
            <text:p>20.4732999837</text:p>
          </table:table-cell>
          <table:table-cell office:value-type="float" office:value="60.0047">
            <text:p>60.0047</text:p>
          </table:table-cell>
          <table:table-cell table:number-columns-repeated="28"/>
        </table:table-row>
        <table:table-row table:style-name="ro1">
          <table:table-cell table:number-columns-repeated="15"/>
          <table:table-cell>
            <draw:frame table:end-cell-address="Sheet1.W64" table:end-x="2.244cm" table:end-y="0.016cm" draw:z-index="6" draw:style-name="gr1" svg:width="15.999cm" svg:height="8.999cm" svg:x="2.052cm" svg:y="0.089cm">
              <draw:object draw:notify-on-update-of-ranges="Sheet1.X128:Sheet1.X128 Sheet1.X129:Sheet1.X130 Sheet1.A92:Sheet1.A92 Sheet1.B103:Sheet1.B103 Sheet1.C103:Sheet1.C103 Sheet1.E92:Sheet1.E92 Sheet1.F99:Sheet1.F99 Sheet1.G99:Sheet1.G99 Sheet1.I92:Sheet1.I92 Sheet1.J102:Sheet1.J102 Sheet1.K102:Sheet1.K102 Sheet1.M92:Sheet1.M92 Sheet1.N98:Sheet1.N98 Sheet1.O98:Sheet1.O9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Filter 3</text:p>
          </table:table-cell>
          <table:table-cell table:number-columns-repeated="30"/>
        </table:table-row>
        <table:table-row table:style-name="ro2">
          <table:table-cell office:value-type="string">
            <text:p>Fort Smith</text:p>
          </table:table-cell>
          <table:table-cell office:value-type="string">
            <text:p>FWHM</text:p>
          </table:table-cell>
          <table:table-cell office:value-type="string">
            <text:p>Height</text:p>
          </table:table-cell>
          <table:table-cell/>
          <table:table-cell office:value-type="string">
            <text:p>Gillam</text:p>
          </table:table-cell>
          <table:table-cell office:value-type="string">
            <text:p>FWHM</text:p>
          </table:table-cell>
          <table:table-cell office:value-type="string">
            <text:p>Height</text:p>
          </table:table-cell>
          <table:table-cell/>
          <table:table-cell office:value-type="string">
            <text:p>Pinawa</text:p>
          </table:table-cell>
          <table:table-cell office:value-type="string">
            <text:p>FWHM</text:p>
          </table:table-cell>
          <table:table-cell office:value-type="string">
            <text:p>Height</text:p>
          </table:table-cell>
          <table:table-cell/>
          <table:table-cell office:value-type="string">
            <text:p>Athabasca</text:p>
          </table:table-cell>
          <table:table-cell office:value-type="string">
            <text:p>FWHM</text:p>
          </table:table-cell>
          <table:table-cell office:value-type="string">
            <text:p>Height</text:p>
          </table:table-cell>
          <table:table-cell table:number-columns-repeated="16"/>
        </table:table-row>
        <table:table-row table:style-name="ro1">
          <table:table-cell office:value-type="string">
            <text:p>11-16-2011</text:p>
          </table:table-cell>
          <table:table-cell office:value-type="float" office:value="19.4096042211676">
            <text:p>19.4096042212</text:p>
          </table:table-cell>
          <table:table-cell office:value-type="float" office:value="244.725">
            <text:p>244.725</text:p>
          </table:table-cell>
          <table:table-cell/>
          <table:table-cell office:value-type="string">
            <text:p>10-28-2011</text:p>
          </table:table-cell>
          <table:table-cell office:value-type="float" office:value="19.4825094497618">
            <text:p>19.4825094498</text:p>
          </table:table-cell>
          <table:table-cell office:value-type="float" office:value="944.399">
            <text:p>944.399</text:p>
          </table:table-cell>
          <table:table-cell/>
          <table:table-cell office:value-type="string">
            <text:p>11-22-2011</text:p>
          </table:table-cell>
          <table:table-cell office:value-type="float" office:value="19.0739481719489">
            <text:p>19.0739481719</text:p>
          </table:table-cell>
          <table:table-cell office:value-type="float" office:value="3219.48">
            <text:p>3219.48</text:p>
          </table:table-cell>
          <table:table-cell/>
          <table:table-cell office:value-type="string">
            <text:p>11-23-2011</text:p>
          </table:table-cell>
          <table:table-cell office:value-type="float" office:value="20.7743872746662">
            <text:p>20.7743872747</text:p>
          </table:table-cell>
          <table:table-cell office:value-type="float" office:value="1806.14">
            <text:p>1806.14</text:p>
          </table:table-cell>
          <table:table-cell table:number-columns-repeated="16"/>
        </table:table-row>
        <table:table-row table:style-name="ro1">
          <table:table-cell office:value-type="string">
            <text:p>11-13-2011</text:p>
          </table:table-cell>
          <table:table-cell office:value-type="float" office:value="20.9210454670707">
            <text:p>20.9210454671</text:p>
          </table:table-cell>
          <table:table-cell office:value-type="float" office:value="1511.69">
            <text:p>1511.69</text:p>
          </table:table-cell>
          <table:table-cell/>
          <table:table-cell office:value-type="string">
            <text:p>11-06-2011</text:p>
          </table:table-cell>
          <table:table-cell office:value-type="float" office:value="23.3372556706756">
            <text:p>23.3372556707</text:p>
          </table:table-cell>
          <table:table-cell office:value-type="float" office:value="1317.83">
            <text:p>1317.83</text:p>
          </table:table-cell>
          <table:table-cell/>
          <table:table-cell office:value-type="string">
            <text:p>11-23-2011</text:p>
          </table:table-cell>
          <table:table-cell office:value-type="float" office:value="19.1555191383088">
            <text:p>19.1555191383</text:p>
          </table:table-cell>
          <table:table-cell office:value-type="float" office:value="2676.41">
            <text:p>2676.41</text:p>
          </table:table-cell>
          <table:table-cell/>
          <table:table-cell office:value-type="string">
            <text:p>11-24-2011</text:p>
          </table:table-cell>
          <table:table-cell office:value-type="float" office:value="21.7850289415926">
            <text:p>21.7850289416</text:p>
          </table:table-cell>
          <table:table-cell office:value-type="float" office:value="3324.14">
            <text:p>3324.14</text:p>
          </table:table-cell>
          <table:table-cell table:number-columns-repeated="16"/>
        </table:table-row>
        <table:table-row table:style-name="ro1">
          <table:table-cell office:value-type="string">
            <text:p>11-06-2011</text:p>
          </table:table-cell>
          <table:table-cell office:value-type="float" office:value="20.7473539405492">
            <text:p>20.7473539405</text:p>
          </table:table-cell>
          <table:table-cell office:value-type="float" office:value="1714.23">
            <text:p>1714.23</text:p>
          </table:table-cell>
          <table:table-cell/>
          <table:table-cell office:value-type="string">
            <text:p>11-20-2011</text:p>
          </table:table-cell>
          <table:table-cell office:value-type="float" office:value="21.3966484715656">
            <text:p>21.3966484716</text:p>
          </table:table-cell>
          <table:table-cell office:value-type="float" office:value="1049.35">
            <text:p>1049.35</text:p>
          </table:table-cell>
          <table:table-cell/>
          <table:table-cell office:value-type="string">
            <text:p>11-24-2011</text:p>
          </table:table-cell>
          <table:table-cell office:value-type="float" office:value="18.3370072388565">
            <text:p>18.3370072389</text:p>
          </table:table-cell>
          <table:table-cell office:value-type="float" office:value="1639.21">
            <text:p>1639.21</text:p>
          </table:table-cell>
          <table:table-cell/>
          <table:table-cell office:value-type="string">
            <text:p>11-26-2011</text:p>
          </table:table-cell>
          <table:table-cell office:value-type="float" office:value="20.4283935654498">
            <text:p>20.4283935654</text:p>
          </table:table-cell>
          <table:table-cell office:value-type="float" office:value="2910.94">
            <text:p>2910.94</text:p>
          </table:table-cell>
          <table:table-cell table:number-columns-repeated="16"/>
        </table:table-row>
        <table:table-row table:style-name="ro1">
          <table:table-cell office:value-type="string">
            <text:p>11-05-2011</text:p>
          </table:table-cell>
          <table:table-cell office:value-type="float" office:value="20.8350945354271">
            <text:p>20.8350945354</text:p>
          </table:table-cell>
          <table:table-cell office:value-type="float" office:value="2058.42">
            <text:p>2058.42</text:p>
          </table:table-cell>
          <table:table-cell/>
          <table:table-cell office:value-type="string">
            <text:p>12-13-2011</text:p>
          </table:table-cell>
          <table:table-cell office:value-type="float" office:value="20.1283423953119">
            <text:p>20.1283423953</text:p>
          </table:table-cell>
          <table:table-cell office:value-type="float" office:value="911.458">
            <text:p>911.458</text:p>
          </table:table-cell>
          <table:table-cell/>
          <table:table-cell office:value-type="string">
            <text:p>11-28-2011</text:p>
          </table:table-cell>
          <table:table-cell office:value-type="float" office:value="14.2050045058406">
            <text:p>14.2050045058</text:p>
          </table:table-cell>
          <table:table-cell office:value-type="float" office:value="1394.09">
            <text:p>1394.09</text:p>
          </table:table-cell>
          <table:table-cell/>
          <table:table-cell office:value-type="string">
            <text:p>12-01-2011</text:p>
          </table:table-cell>
          <table:table-cell office:value-type="float" office:value="20.9912803297338">
            <text:p>20.9912803297</text:p>
          </table:table-cell>
          <table:table-cell office:value-type="float" office:value="2689.83">
            <text:p>2689.83</text:p>
          </table:table-cell>
          <table:table-cell table:number-columns-repeated="16"/>
        </table:table-row>
        <table:table-row table:style-name="ro1">
          <table:table-cell office:value-type="string">
            <text:p>10-31-2011</text:p>
          </table:table-cell>
          <table:table-cell office:value-type="float" office:value="20.7246063789142">
            <text:p>20.7246063789</text:p>
          </table:table-cell>
          <table:table-cell office:value-type="float" office:value="1999.5">
            <text:p>1999.5</text:p>
          </table:table-cell>
          <table:table-cell/>
          <table:table-cell office:value-type="string">
            <text:p>12-16-2012</text:p>
          </table:table-cell>
          <table:table-cell office:value-type="float" office:value="20.7256189515336">
            <text:p>20.7256189515</text:p>
          </table:table-cell>
          <table:table-cell office:value-type="float" office:value="885.404">
            <text:p>885.404</text:p>
          </table:table-cell>
          <table:table-cell/>
          <table:table-cell office:value-type="string">
            <text:p>11-29-2011</text:p>
          </table:table-cell>
          <table:table-cell office:value-type="float" office:value="19.2083848483197">
            <text:p>19.2083848483</text:p>
          </table:table-cell>
          <table:table-cell office:value-type="float" office:value="2645.94">
            <text:p>2645.94</text:p>
          </table:table-cell>
          <table:table-cell/>
          <table:table-cell office:value-type="string">
            <text:p>12-15-2011</text:p>
          </table:table-cell>
          <table:table-cell office:value-type="float" office:value="20.7278560305764">
            <text:p>20.7278560306</text:p>
          </table:table-cell>
          <table:table-cell office:value-type="float" office:value="2653.05">
            <text:p>2653.05</text:p>
          </table:table-cell>
          <table:table-cell table:number-columns-repeated="16"/>
        </table:table-row>
        <table:table-row table:style-name="ro1">
          <table:table-cell office:value-type="string">
            <text:p>10-30-2011</text:p>
          </table:table-cell>
          <table:table-cell office:value-type="float" office:value="20.5260479527172">
            <text:p>20.5260479527</text:p>
          </table:table-cell>
          <table:table-cell office:value-type="float" office:value="1635.51">
            <text:p>1635.51</text:p>
          </table:table-cell>
          <table:table-cell/>
          <table:table-cell office:value-type="string">
            <text:p>12-22-2011</text:p>
          </table:table-cell>
          <table:table-cell office:value-type="float" office:value="19.2979857510331">
            <text:p>19.297985751</text:p>
          </table:table-cell>
          <table:table-cell office:value-type="float" office:value="867.903">
            <text:p>867.903</text:p>
          </table:table-cell>
          <table:table-cell/>
          <table:table-cell office:value-type="string">
            <text:p>12-09-2011</text:p>
          </table:table-cell>
          <table:table-cell office:value-type="float" office:value="18.9318583304317">
            <text:p>18.9318583304</text:p>
          </table:table-cell>
          <table:table-cell table:style-name="ce1" office:value-type="float" office:value="2400.45">
            <text:p>2400.45</text:p>
          </table:table-cell>
          <table:table-cell/>
          <table:table-cell office:value-type="string">
            <text:p>Average</text:p>
          </table:table-cell>
          <table:table-cell table:formula="of:=(SUM([.N48:.N52])-MAX([.N48:.N52])-MIN([.N48:.N52]))/3" office:value-type="float" office:value="20.8311745449921">
            <text:p>20.831174545</text:p>
          </table:table-cell>
          <table:table-cell office:value-type="float" office:value="54.7191">
            <text:p>54.7191</text:p>
          </table:table-cell>
          <table:table-cell table:number-columns-repeated="16"/>
        </table:table-row>
        <table:table-row table:style-name="ro1">
          <table:table-cell office:value-type="string">
            <text:p>10-24-2011</text:p>
          </table:table-cell>
          <table:table-cell office:value-type="float" office:value="20.4806705704495">
            <text:p>20.4806705704</text:p>
          </table:table-cell>
          <table:table-cell office:value-type="float" office:value="1228.06">
            <text:p>1228.06</text:p>
          </table:table-cell>
          <table:table-cell/>
          <table:table-cell office:value-type="string">
            <text:p>Average</text:p>
          </table:table-cell>
          <table:table-cell table:formula="of:=(SUM([.F48:.F53])-MAX([.F48:.F53])-MIN([.F48:.F53]))/4" office:value-type="float" office:value="20.4332798170432">
            <text:p>20.433279817</text:p>
          </table:table-cell>
          <table:table-cell office:value-type="float" office:value="56.35">
            <text:p>56.35</text:p>
          </table:table-cell>
          <table:table-cell/>
          <table:table-cell office:value-type="string">
            <text:p>12-12-2011</text:p>
          </table:table-cell>
          <table:table-cell office:value-type="float" office:value="19.3553727155305">
            <text:p>19.3553727155</text:p>
          </table:table-cell>
          <table:table-cell table:style-name="ce1" office:value-type="float" office:value="2181.44">
            <text:p>2181.44</text:p>
          </table:table-cell>
          <table:table-cell table:number-columns-repeated="20"/>
        </table:table-row>
        <table:table-row table:style-name="ro1">
          <table:table-cell office:value-type="string">
            <text:p>10-23-2011</text:p>
          </table:table-cell>
          <table:table-cell office:value-type="float" office:value="20.64437765998">
            <text:p>20.64437766</text:p>
          </table:table-cell>
          <table:table-cell office:value-type="float" office:value="1771.54">
            <text:p>1771.54</text:p>
          </table:table-cell>
          <table:table-cell table:number-columns-repeated="5"/>
          <table:table-cell office:value-type="string">
            <text:p>12-16-2011</text:p>
          </table:table-cell>
          <table:table-cell office:value-type="float" office:value="19.0032564741971">
            <text:p>19.0032564742</text:p>
          </table:table-cell>
          <table:table-cell table:style-name="ce1" office:value-type="float" office:value="2003.71">
            <text:p>2003.71</text:p>
          </table:table-cell>
          <table:table-cell table:number-columns-repeated="20"/>
        </table:table-row>
        <table:table-row table:style-name="ro1">
          <table:table-cell office:value-type="string">
            <text:p>10-21-2011</text:p>
          </table:table-cell>
          <table:table-cell office:value-type="float" office:value="20.816161782265">
            <text:p>20.8161617823</text:p>
          </table:table-cell>
          <table:table-cell office:value-type="float" office:value="1925.63">
            <text:p>1925.63</text:p>
          </table:table-cell>
          <table:table-cell table:number-columns-repeated="5"/>
          <table:table-cell office:value-type="string">
            <text:p>01-06-2012</text:p>
          </table:table-cell>
          <table:table-cell office:value-type="float" office:value="19.230261126538">
            <text:p>19.2302611265</text:p>
          </table:table-cell>
          <table:table-cell table:style-name="ce1" office:value-type="float" office:value="1926.81">
            <text:p>1926.81</text:p>
          </table:table-cell>
          <table:table-cell table:number-columns-repeated="20"/>
        </table:table-row>
        <table:table-row table:style-name="ro1">
          <table:table-cell office:value-type="string">
            <text:p>10-18-2011</text:p>
          </table:table-cell>
          <table:table-cell office:value-type="float" office:value="19.9607734009075">
            <text:p>19.9607734009</text:p>
          </table:table-cell>
          <table:table-cell office:value-type="float" office:value="1026.72">
            <text:p>1026.72</text:p>
          </table:table-cell>
          <table:table-cell table:number-columns-repeated="5"/>
          <table:table-cell office:value-type="string">
            <text:p>Average</text:p>
          </table:table-cell>
          <table:table-cell table:formula="of:=(SUM([.J48:.J56])-MAX([.J48:.J56])-MIN([.J48:.J56]))/7" office:value-type="float" office:value="18.9914621898001">
            <text:p>18.9914621898</text:p>
          </table:table-cell>
          <table:table-cell office:value-type="float" office:value="50.15">
            <text:p>50.15</text:p>
          </table:table-cell>
          <table:table-cell table:number-columns-repeated="20"/>
        </table:table-row>
        <table:table-row table:style-name="ro1">
          <table:table-cell office:value-type="string">
            <text:p>Average</text:p>
          </table:table-cell>
          <table:table-cell table:formula="of:=(SUM([.B48:.B57])-MAX([.B48:.B57])-MIN([.B48:.B57]))/8" office:value-type="float" office:value="20.5918857776512">
            <text:p>20.5918857777</text:p>
          </table:table-cell>
          <table:table-cell office:value-type="float" office:value="60.0047">
            <text:p>60.0047</text:p>
          </table:table-cell>
          <table:table-cell table:number-columns-repeated="28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>
            <text:p>Filter 4</text:p>
          </table:table-cell>
          <table:table-cell table:number-columns-repeated="30"/>
        </table:table-row>
        <table:table-row table:style-name="ro2">
          <table:table-cell office:value-type="string">
            <text:p>Fort Smith</text:p>
          </table:table-cell>
          <table:table-cell office:value-type="string">
            <text:p>FWHM</text:p>
          </table:table-cell>
          <table:table-cell office:value-type="string">
            <text:p>Height</text:p>
          </table:table-cell>
          <table:table-cell/>
          <table:table-cell office:value-type="string">
            <text:p>Gillam</text:p>
          </table:table-cell>
          <table:table-cell office:value-type="string">
            <text:p>FWHM</text:p>
          </table:table-cell>
          <table:table-cell office:value-type="string">
            <text:p>Height</text:p>
          </table:table-cell>
          <table:table-cell/>
          <table:table-cell office:value-type="string">
            <text:p>Pinawa</text:p>
          </table:table-cell>
          <table:table-cell office:value-type="string">
            <text:p>FWHM</text:p>
          </table:table-cell>
          <table:table-cell office:value-type="string">
            <text:p>Height</text:p>
          </table:table-cell>
          <table:table-cell/>
          <table:table-cell office:value-type="string">
            <text:p>Athabasca</text:p>
          </table:table-cell>
          <table:table-cell office:value-type="string">
            <text:p>FWHM</text:p>
          </table:table-cell>
          <table:table-cell office:value-type="string">
            <text:p>Height</text:p>
          </table:table-cell>
          <table:table-cell table:number-columns-repeated="16"/>
        </table:table-row>
        <table:table-row table:style-name="ro1">
          <table:table-cell office:value-type="string">
            <text:p>11-16-2011</text:p>
          </table:table-cell>
          <table:table-cell office:value-type="float" office:value="20.1448496838276">
            <text:p>20.1448496838</text:p>
          </table:table-cell>
          <table:table-cell office:value-type="float" office:value="255.98">
            <text:p>255.98</text:p>
          </table:table-cell>
          <table:table-cell/>
          <table:table-cell office:value-type="string">
            <text:p>10-28-2011</text:p>
          </table:table-cell>
          <table:table-cell office:value-type="float" office:value="19.4697698733181">
            <text:p>19.4697698733</text:p>
          </table:table-cell>
          <table:table-cell office:value-type="float" office:value="982.06">
            <text:p>982.06</text:p>
          </table:table-cell>
          <table:table-cell/>
          <table:table-cell office:value-type="string">
            <text:p>11-22-2011</text:p>
          </table:table-cell>
          <table:table-cell office:value-type="float" office:value="18.7742973212187">
            <text:p>18.7742973212</text:p>
          </table:table-cell>
          <table:table-cell office:value-type="float" office:value="3547.33">
            <text:p>3547.33</text:p>
          </table:table-cell>
          <table:table-cell/>
          <table:table-cell office:value-type="string">
            <text:p>11-23-2011</text:p>
          </table:table-cell>
          <table:table-cell office:value-type="float" office:value="20.8737842287669">
            <text:p>20.8737842288</text:p>
          </table:table-cell>
          <table:table-cell office:value-type="float" office:value="1950.44">
            <text:p>1950.44</text:p>
          </table:table-cell>
          <table:table-cell table:number-columns-repeated="16"/>
        </table:table-row>
        <table:table-row table:style-name="ro1">
          <table:table-cell office:value-type="string">
            <text:p>11-13-2011</text:p>
          </table:table-cell>
          <table:table-cell office:value-type="float" office:value="20.7722914848261">
            <text:p>20.7722914848</text:p>
          </table:table-cell>
          <table:table-cell office:value-type="float" office:value="1581.41">
            <text:p>1581.41</text:p>
          </table:table-cell>
          <table:table-cell/>
          <table:table-cell office:value-type="string">
            <text:p>11-06-2011</text:p>
          </table:table-cell>
          <table:table-cell office:value-type="float" office:value="22.7582525180034">
            <text:p>22.758252518</text:p>
          </table:table-cell>
          <table:table-cell office:value-type="float" office:value="1353.79">
            <text:p>1353.79</text:p>
          </table:table-cell>
          <table:table-cell/>
          <table:table-cell office:value-type="string">
            <text:p>11-23-2011</text:p>
          </table:table-cell>
          <table:table-cell office:value-type="float" office:value="18.9069678825557">
            <text:p>18.9069678826</text:p>
          </table:table-cell>
          <table:table-cell office:value-type="float" office:value="2978.62">
            <text:p>2978.62</text:p>
          </table:table-cell>
          <table:table-cell/>
          <table:table-cell office:value-type="string">
            <text:p>11-24-2011</text:p>
          </table:table-cell>
          <table:table-cell office:value-type="float" office:value="22.0712808662665">
            <text:p>22.0712808663</text:p>
          </table:table-cell>
          <table:table-cell office:value-type="float" office:value="3722.18">
            <text:p>3722.18</text:p>
          </table:table-cell>
          <table:table-cell table:number-columns-repeated="16"/>
        </table:table-row>
        <table:table-row table:style-name="ro1">
          <table:table-cell office:value-type="string">
            <text:p>11-06-2011</text:p>
          </table:table-cell>
          <table:table-cell office:value-type="float" office:value="20.6557514407975">
            <text:p>20.6557514408</text:p>
          </table:table-cell>
          <table:table-cell office:value-type="float" office:value="1761.61">
            <text:p>1761.61</text:p>
          </table:table-cell>
          <table:table-cell/>
          <table:table-cell office:value-type="string">
            <text:p>11-20-2011</text:p>
          </table:table-cell>
          <table:table-cell office:value-type="float" office:value="21.3489398174533">
            <text:p>21.3489398175</text:p>
          </table:table-cell>
          <table:table-cell office:value-type="float" office:value="1109.92">
            <text:p>1109.92</text:p>
          </table:table-cell>
          <table:table-cell/>
          <table:table-cell office:value-type="string">
            <text:p>11-24-2011</text:p>
          </table:table-cell>
          <table:table-cell office:value-type="float" office:value="18.093142074993">
            <text:p>18.093142075</text:p>
          </table:table-cell>
          <table:table-cell office:value-type="float" office:value="1796.89">
            <text:p>1796.89</text:p>
          </table:table-cell>
          <table:table-cell/>
          <table:table-cell office:value-type="string">
            <text:p>11-26-2011</text:p>
          </table:table-cell>
          <table:table-cell office:value-type="float" office:value="20.6572820738268">
            <text:p>20.6572820738</text:p>
          </table:table-cell>
          <table:table-cell office:value-type="float" office:value="3146.79">
            <text:p>3146.79</text:p>
          </table:table-cell>
          <table:table-cell table:number-columns-repeated="16"/>
        </table:table-row>
        <table:table-row table:style-name="ro1">
          <table:table-cell office:value-type="string">
            <text:p>11-05-2011</text:p>
          </table:table-cell>
          <table:table-cell office:value-type="float" office:value="20.8098037681434">
            <text:p>20.8098037681</text:p>
          </table:table-cell>
          <table:table-cell office:value-type="float" office:value="2140.05">
            <text:p>2140.05</text:p>
          </table:table-cell>
          <table:table-cell/>
          <table:table-cell office:value-type="string">
            <text:p>12-13-2011</text:p>
          </table:table-cell>
          <table:table-cell office:value-type="float" office:value="20.2622610112729">
            <text:p>20.2622610113</text:p>
          </table:table-cell>
          <table:table-cell office:value-type="float" office:value="942.683">
            <text:p>942.683</text:p>
          </table:table-cell>
          <table:table-cell/>
          <table:table-cell office:value-type="string">
            <text:p>11-28-2011</text:p>
          </table:table-cell>
          <table:table-cell office:value-type="float" office:value="14.1590384185616">
            <text:p>14.1590384186</text:p>
          </table:table-cell>
          <table:table-cell office:value-type="float" office:value="1482.7">
            <text:p>1482.7</text:p>
          </table:table-cell>
          <table:table-cell/>
          <table:table-cell office:value-type="string">
            <text:p>12-01-2011</text:p>
          </table:table-cell>
          <table:table-cell office:value-type="float" office:value="21.9373151539047">
            <text:p>21.9373151539</text:p>
          </table:table-cell>
          <table:table-cell office:value-type="float" office:value="3083.27">
            <text:p>3083.27</text:p>
          </table:table-cell>
          <table:table-cell table:number-columns-repeated="16"/>
        </table:table-row>
        <table:table-row table:style-name="ro1">
          <table:table-cell office:value-type="string">
            <text:p>10-31-2011</text:p>
          </table:table-cell>
          <table:table-cell office:value-type="float" office:value="20.700069154045">
            <text:p>20.700069154</text:p>
          </table:table-cell>
          <table:table-cell office:value-type="float" office:value="2073.06">
            <text:p>2073.06</text:p>
          </table:table-cell>
          <table:table-cell/>
          <table:table-cell office:value-type="string">
            <text:p>12-16-2012</text:p>
          </table:table-cell>
          <table:table-cell office:value-type="float" office:value="20.6376899710521">
            <text:p>20.6376899711</text:p>
          </table:table-cell>
          <table:table-cell office:value-type="float" office:value="910.602">
            <text:p>910.602</text:p>
          </table:table-cell>
          <table:table-cell/>
          <table:table-cell office:value-type="string">
            <text:p>11-29-2011</text:p>
          </table:table-cell>
          <table:table-cell office:value-type="float" office:value="19.2849635961841">
            <text:p>19.2849635962</text:p>
          </table:table-cell>
          <table:table-cell office:value-type="float" office:value="2751.58">
            <text:p>2751.58</text:p>
          </table:table-cell>
          <table:table-cell/>
          <table:table-cell office:value-type="string">
            <text:p>12-15-2011</text:p>
          </table:table-cell>
          <table:table-cell office:value-type="float" office:value="20.8810841709065">
            <text:p>20.8810841709</text:p>
          </table:table-cell>
          <table:table-cell office:value-type="float" office:value="2903.83">
            <text:p>2903.83</text:p>
          </table:table-cell>
          <table:table-cell table:number-columns-repeated="16"/>
        </table:table-row>
        <table:table-row table:style-name="ro1">
          <table:table-cell office:value-type="string">
            <text:p>10-30-2011</text:p>
          </table:table-cell>
          <table:table-cell office:value-type="float" office:value="20.4002063695108">
            <text:p>20.4002063695</text:p>
          </table:table-cell>
          <table:table-cell office:value-type="float" office:value="1761.39">
            <text:p>1761.39</text:p>
          </table:table-cell>
          <table:table-cell/>
          <table:table-cell office:value-type="string">
            <text:p>12-22-2011</text:p>
          </table:table-cell>
          <table:table-cell office:value-type="float" office:value="19.9207885565429">
            <text:p>19.9207885565</text:p>
          </table:table-cell>
          <table:table-cell office:value-type="float" office:value="860.195">
            <text:p>860.195</text:p>
          </table:table-cell>
          <table:table-cell/>
          <table:table-cell office:value-type="string">
            <text:p>12-09-2011</text:p>
          </table:table-cell>
          <table:table-cell office:value-type="float" office:value="18.9589858573505">
            <text:p>18.9589858574</text:p>
          </table:table-cell>
          <table:table-cell table:style-name="ce1" office:value-type="float" office:value="2593.05">
            <text:p>2593.05</text:p>
          </table:table-cell>
          <table:table-cell/>
          <table:table-cell office:value-type="string">
            <text:p>Average</text:p>
          </table:table-cell>
          <table:table-cell table:formula="of:=(SUM([.N63:.N67])-MAX([.N63:.N67])-MIN([.N63:.N67]))/3" office:value-type="float" office:value="21.2307278511927">
            <text:p>21.2307278512</text:p>
          </table:table-cell>
          <table:table-cell office:value-type="float" office:value="54.7191">
            <text:p>54.7191</text:p>
          </table:table-cell>
          <table:table-cell table:number-columns-repeated="16"/>
        </table:table-row>
        <table:table-row table:style-name="ro1">
          <table:table-cell office:value-type="string">
            <text:p>10-24-2011</text:p>
          </table:table-cell>
          <table:table-cell office:value-type="float" office:value="20.1018742180058">
            <text:p>20.101874218</text:p>
          </table:table-cell>
          <table:table-cell office:value-type="float" office:value="1270.82">
            <text:p>1270.82</text:p>
          </table:table-cell>
          <table:table-cell/>
          <table:table-cell office:value-type="string">
            <text:p>Average</text:p>
          </table:table-cell>
          <table:table-cell table:formula="of:=(SUM([.F63:.F68])-MAX([.F63:.F68])-MIN([.F63:.F68]))/4" office:value-type="float" office:value="20.5424198390803">
            <text:p>20.5424198391</text:p>
          </table:table-cell>
          <table:table-cell office:value-type="float" office:value="56.35">
            <text:p>56.35</text:p>
          </table:table-cell>
          <table:table-cell/>
          <table:table-cell office:value-type="string">
            <text:p>12-12-2011</text:p>
          </table:table-cell>
          <table:table-cell office:value-type="float" office:value="19.2487935602924">
            <text:p>19.2487935603</text:p>
          </table:table-cell>
          <table:table-cell table:style-name="ce1" office:value-type="float" office:value="2367.09">
            <text:p>2367.09</text:p>
          </table:table-cell>
          <table:table-cell table:number-columns-repeated="20"/>
        </table:table-row>
        <table:table-row table:style-name="ro1">
          <table:table-cell office:value-type="string">
            <text:p>10-23-2011</text:p>
          </table:table-cell>
          <table:table-cell office:value-type="float" office:value="20.7407368962227">
            <text:p>20.7407368962</text:p>
          </table:table-cell>
          <table:table-cell office:value-type="float" office:value="1846.87">
            <text:p>1846.87</text:p>
          </table:table-cell>
          <table:table-cell table:number-columns-repeated="5"/>
          <table:table-cell office:value-type="string">
            <text:p>12-16-2011</text:p>
          </table:table-cell>
          <table:table-cell office:value-type="float" office:value="19.0738775273475">
            <text:p>19.0738775273</text:p>
          </table:table-cell>
          <table:table-cell table:style-name="ce1" office:value-type="float" office:value="2115.43">
            <text:p>2115.43</text:p>
          </table:table-cell>
          <table:table-cell table:number-columns-repeated="20"/>
        </table:table-row>
        <table:table-row table:style-name="ro1">
          <table:table-cell office:value-type="string">
            <text:p>10-21-2011</text:p>
          </table:table-cell>
          <table:table-cell office:value-type="float" office:value="20.9153703507622">
            <text:p>20.9153703508</text:p>
          </table:table-cell>
          <table:table-cell office:value-type="float" office:value="2001.48">
            <text:p>2001.48</text:p>
          </table:table-cell>
          <table:table-cell table:number-columns-repeated="5"/>
          <table:table-cell office:value-type="string">
            <text:p>01-06-2012</text:p>
          </table:table-cell>
          <table:table-cell office:value-type="float" office:value="19.3739993420867">
            <text:p>19.3739993421</text:p>
          </table:table-cell>
          <table:table-cell table:style-name="ce1" office:value-type="float" office:value="2084.74">
            <text:p>2084.74</text:p>
          </table:table-cell>
          <table:table-cell table:number-columns-repeated="20"/>
        </table:table-row>
        <table:table-row table:style-name="ro1">
          <table:table-cell office:value-type="string">
            <text:p>10-18-2011</text:p>
          </table:table-cell>
          <table:table-cell office:value-type="float" office:value="20.0070691629928">
            <text:p>20.007069163</text:p>
          </table:table-cell>
          <table:table-cell office:value-type="float" office:value="1052.92">
            <text:p>1052.92</text:p>
          </table:table-cell>
          <table:table-cell table:number-columns-repeated="5"/>
          <table:table-cell office:value-type="string">
            <text:p>Average</text:p>
          </table:table-cell>
          <table:table-cell table:formula="of:=(SUM([.J63:.J71])-MAX([.J63:.J71])-MIN([.J63:.J71]))/7" office:value-type="float" office:value="18.9058611171346">
            <text:p>18.9058611171</text:p>
          </table:table-cell>
          <table:table-cell office:value-type="float" office:value="50.15">
            <text:p>50.15</text:p>
          </table:table-cell>
          <table:table-cell table:number-columns-repeated="20"/>
        </table:table-row>
        <table:table-row table:style-name="ro1">
          <table:table-cell office:value-type="string">
            <text:p>Average</text:p>
          </table:table-cell>
          <table:table-cell table:formula="of:=(SUM([.B63:.B72])-MAX([.B63:.B72])-MIN([.B63:.B72]))/8" office:value-type="float" office:value="20.5406978769224">
            <text:p>20.5406978769</text:p>
          </table:table-cell>
          <table:table-cell office:value-type="float" office:value="60.0047">
            <text:p>60.0047</text:p>
          </table:table-cell>
          <table:table-cell table:number-columns-repeated="28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>
            <text:p>Filter 5</text:p>
          </table:table-cell>
          <table:table-cell table:number-columns-repeated="30"/>
        </table:table-row>
        <table:table-row table:style-name="ro2">
          <table:table-cell office:value-type="string">
            <text:p>Fort Smith</text:p>
          </table:table-cell>
          <table:table-cell office:value-type="string">
            <text:p>FWHM</text:p>
          </table:table-cell>
          <table:table-cell office:value-type="string">
            <text:p>Height</text:p>
          </table:table-cell>
          <table:table-cell/>
          <table:table-cell office:value-type="string">
            <text:p>Gillam</text:p>
          </table:table-cell>
          <table:table-cell office:value-type="string">
            <text:p>FWHM</text:p>
          </table:table-cell>
          <table:table-cell office:value-type="string">
            <text:p>Height</text:p>
          </table:table-cell>
          <table:table-cell/>
          <table:table-cell office:value-type="string">
            <text:p>Pinawa</text:p>
          </table:table-cell>
          <table:table-cell office:value-type="string">
            <text:p>FWHM</text:p>
          </table:table-cell>
          <table:table-cell office:value-type="string">
            <text:p>Height</text:p>
          </table:table-cell>
          <table:table-cell/>
          <table:table-cell office:value-type="string">
            <text:p>Athabasca</text:p>
          </table:table-cell>
          <table:table-cell office:value-type="string">
            <text:p>FWHM</text:p>
          </table:table-cell>
          <table:table-cell office:value-type="string">
            <text:p>Height</text:p>
          </table:table-cell>
          <table:table-cell table:number-columns-repeated="16"/>
        </table:table-row>
        <table:table-row table:style-name="ro1">
          <table:table-cell office:value-type="string">
            <text:p>11-16-2011</text:p>
          </table:table-cell>
          <table:table-cell office:value-type="float" office:value="19.8522632932325">
            <text:p>19.8522632932</text:p>
          </table:table-cell>
          <table:table-cell office:value-type="float" office:value="207.751">
            <text:p>207.751</text:p>
          </table:table-cell>
          <table:table-cell/>
          <table:table-cell office:value-type="string">
            <text:p>10-28-2011</text:p>
          </table:table-cell>
          <table:table-cell office:value-type="float" office:value="19.710102807114">
            <text:p>19.7101028071</text:p>
          </table:table-cell>
          <table:table-cell office:value-type="float" office:value="839.577">
            <text:p>839.577</text:p>
          </table:table-cell>
          <table:table-cell/>
          <table:table-cell office:value-type="string">
            <text:p>11-22-2011</text:p>
          </table:table-cell>
          <table:table-cell office:value-type="float" office:value="18.8320610569233">
            <text:p>18.8320610569</text:p>
          </table:table-cell>
          <table:table-cell office:value-type="float" office:value="3306.41">
            <text:p>3306.41</text:p>
          </table:table-cell>
          <table:table-cell/>
          <table:table-cell office:value-type="string">
            <text:p>11-23-2011</text:p>
          </table:table-cell>
          <table:table-cell office:value-type="float" office:value="20.9426156186832">
            <text:p>20.9426156187</text:p>
          </table:table-cell>
          <table:table-cell office:value-type="float" office:value="1753.57">
            <text:p>1753.57</text:p>
          </table:table-cell>
          <table:table-cell table:number-columns-repeated="16"/>
        </table:table-row>
        <table:table-row table:style-name="ro1">
          <table:table-cell office:value-type="string">
            <text:p>11-13-2011</text:p>
          </table:table-cell>
          <table:table-cell office:value-type="float" office:value="20.7121022844751">
            <text:p>20.7121022845</text:p>
          </table:table-cell>
          <table:table-cell office:value-type="float" office:value="1346.31">
            <text:p>1346.31</text:p>
          </table:table-cell>
          <table:table-cell/>
          <table:table-cell office:value-type="string">
            <text:p>11-06-2011</text:p>
          </table:table-cell>
          <table:table-cell office:value-type="float" office:value="22.5530064028785">
            <text:p>22.5530064029</text:p>
          </table:table-cell>
          <table:table-cell office:value-type="float" office:value="1166.33">
            <text:p>1166.33</text:p>
          </table:table-cell>
          <table:table-cell/>
          <table:table-cell office:value-type="string">
            <text:p>11-23-2011</text:p>
          </table:table-cell>
          <table:table-cell office:value-type="float" office:value="18.819180191277">
            <text:p>18.8191801913</text:p>
          </table:table-cell>
          <table:table-cell office:value-type="float" office:value="2881.09">
            <text:p>2881.09</text:p>
          </table:table-cell>
          <table:table-cell/>
          <table:table-cell office:value-type="string">
            <text:p>11-24-2011</text:p>
          </table:table-cell>
          <table:table-cell office:value-type="float" office:value="22.1135027896739">
            <text:p>22.1135027897</text:p>
          </table:table-cell>
          <table:table-cell office:value-type="float" office:value="3451.47">
            <text:p>3451.47</text:p>
          </table:table-cell>
          <table:table-cell table:number-columns-repeated="16"/>
        </table:table-row>
        <table:table-row table:style-name="ro1">
          <table:table-cell office:value-type="string">
            <text:p>11-06-2011</text:p>
          </table:table-cell>
          <table:table-cell office:value-type="float" office:value="20.772126647423">
            <text:p>20.7721266474</text:p>
          </table:table-cell>
          <table:table-cell office:value-type="float" office:value="1469.14">
            <text:p>1469.14</text:p>
          </table:table-cell>
          <table:table-cell/>
          <table:table-cell office:value-type="string">
            <text:p>11-20-2011</text:p>
          </table:table-cell>
          <table:table-cell office:value-type="float" office:value="22.1441625466602">
            <text:p>22.1441625467</text:p>
          </table:table-cell>
          <table:table-cell office:value-type="float" office:value="962.676">
            <text:p>962.676</text:p>
          </table:table-cell>
          <table:table-cell/>
          <table:table-cell office:value-type="string">
            <text:p>11-24-2011</text:p>
          </table:table-cell>
          <table:table-cell office:value-type="float" office:value="18.119233481092">
            <text:p>18.1192334811</text:p>
          </table:table-cell>
          <table:table-cell office:value-type="float" office:value="1681.89">
            <text:p>1681.89</text:p>
          </table:table-cell>
          <table:table-cell/>
          <table:table-cell office:value-type="string">
            <text:p>11-26-2011</text:p>
          </table:table-cell>
          <table:table-cell office:value-type="float" office:value="20.7405720588195">
            <text:p>20.7405720588</text:p>
          </table:table-cell>
          <table:table-cell office:value-type="float" office:value="2846.55">
            <text:p>2846.55</text:p>
          </table:table-cell>
          <table:table-cell table:number-columns-repeated="16"/>
        </table:table-row>
        <table:table-row table:style-name="ro1">
          <table:table-cell office:value-type="string">
            <text:p>11-05-2011</text:p>
          </table:table-cell>
          <table:table-cell office:value-type="float" office:value="20.7612238306145">
            <text:p>20.7612238306</text:p>
          </table:table-cell>
          <table:table-cell office:value-type="float" office:value="1651.57">
            <text:p>1651.57</text:p>
          </table:table-cell>
          <table:table-cell/>
          <table:table-cell office:value-type="string">
            <text:p>12-13-2011</text:p>
          </table:table-cell>
          <table:table-cell office:value-type="float" office:value="20.200352792289">
            <text:p>20.2003527923</text:p>
          </table:table-cell>
          <table:table-cell office:value-type="float" office:value="799.951">
            <text:p>799.951</text:p>
          </table:table-cell>
          <table:table-cell/>
          <table:table-cell office:value-type="string">
            <text:p>11-28-2011</text:p>
          </table:table-cell>
          <table:table-cell office:value-type="float" office:value="14.329692227225">
            <text:p>14.3296922272</text:p>
          </table:table-cell>
          <table:table-cell office:value-type="float" office:value="1371.28">
            <text:p>1371.28</text:p>
          </table:table-cell>
          <table:table-cell/>
          <table:table-cell office:value-type="string">
            <text:p>12-01-2011</text:p>
          </table:table-cell>
          <table:table-cell office:value-type="float" office:value="22.2165497148445">
            <text:p>22.2165497148</text:p>
          </table:table-cell>
          <table:table-cell office:value-type="float" office:value="2726.23">
            <text:p>2726.23</text:p>
          </table:table-cell>
          <table:table-cell table:number-columns-repeated="16"/>
        </table:table-row>
        <table:table-row table:style-name="ro1">
          <table:table-cell office:value-type="string">
            <text:p>10-31-2011</text:p>
          </table:table-cell>
          <table:table-cell office:value-type="float" office:value="20.3502135399548">
            <text:p>20.35021354</text:p>
          </table:table-cell>
          <table:table-cell office:value-type="float" office:value="1702.34">
            <text:p>1702.34</text:p>
          </table:table-cell>
          <table:table-cell/>
          <table:table-cell office:value-type="string">
            <text:p>12-16-2012</text:p>
          </table:table-cell>
          <table:table-cell office:value-type="float" office:value="20.7339314662926">
            <text:p>20.7339314663</text:p>
          </table:table-cell>
          <table:table-cell office:value-type="float" office:value="769.156">
            <text:p>769.156</text:p>
          </table:table-cell>
          <table:table-cell/>
          <table:table-cell office:value-type="string">
            <text:p>11-29-2011</text:p>
          </table:table-cell>
          <table:table-cell office:value-type="float" office:value="19.6103055336056">
            <text:p>19.6103055336</text:p>
          </table:table-cell>
          <table:table-cell office:value-type="float" office:value="2402.58">
            <text:p>2402.58</text:p>
          </table:table-cell>
          <table:table-cell/>
          <table:table-cell office:value-type="string">
            <text:p>12-15-2011</text:p>
          </table:table-cell>
          <table:table-cell office:value-type="float" office:value="20.9372466289805">
            <text:p>20.937246629</text:p>
          </table:table-cell>
          <table:table-cell office:value-type="float" office:value="2623.25">
            <text:p>2623.25</text:p>
          </table:table-cell>
          <table:table-cell table:number-columns-repeated="16"/>
        </table:table-row>
        <table:table-row table:style-name="ro1">
          <table:table-cell office:value-type="string">
            <text:p>10-30-2011</text:p>
          </table:table-cell>
          <table:table-cell office:value-type="float" office:value="20.4996739682129">
            <text:p>20.4996739682</text:p>
          </table:table-cell>
          <table:table-cell office:value-type="float" office:value="1524.09">
            <text:p>1524.09</text:p>
          </table:table-cell>
          <table:table-cell/>
          <table:table-cell office:value-type="string">
            <text:p>12-22-2011</text:p>
          </table:table-cell>
          <table:table-cell office:value-type="float" office:value="20.2642155119102">
            <text:p>20.2642155119</text:p>
          </table:table-cell>
          <table:table-cell office:value-type="float" office:value="728.19">
            <text:p>728.19</text:p>
          </table:table-cell>
          <table:table-cell/>
          <table:table-cell office:value-type="string">
            <text:p>12-09-2011</text:p>
          </table:table-cell>
          <table:table-cell office:value-type="float" office:value="18.9942139652241">
            <text:p>18.9942139652</text:p>
          </table:table-cell>
          <table:table-cell table:style-name="ce1" office:value-type="float" office:value="2409.87">
            <text:p>2409.87</text:p>
          </table:table-cell>
          <table:table-cell/>
          <table:table-cell office:value-type="string">
            <text:p>Average</text:p>
          </table:table-cell>
          <table:table-cell table:formula="of:=(SUM([.N78:.N82])-MAX([.N78:.N82])-MIN([.N78:.N82]))/3" office:value-type="float" office:value="21.3311216791126">
            <text:p>21.3311216791</text:p>
          </table:table-cell>
          <table:table-cell office:value-type="float" office:value="54.7191">
            <text:p>54.7191</text:p>
          </table:table-cell>
          <table:table-cell table:number-columns-repeated="16"/>
        </table:table-row>
        <table:table-row table:style-name="ro1">
          <table:table-cell office:value-type="string">
            <text:p>10-24-2011</text:p>
          </table:table-cell>
          <table:table-cell office:value-type="float" office:value="20.2221819741064">
            <text:p>20.2221819741</text:p>
          </table:table-cell>
          <table:table-cell office:value-type="float" office:value="1110.41">
            <text:p>1110.41</text:p>
          </table:table-cell>
          <table:table-cell/>
          <table:table-cell office:value-type="string">
            <text:p>Average</text:p>
          </table:table-cell>
          <table:table-cell table:formula="of:=(SUM([.F78:.F83])-MAX([.F78:.F83])-MIN([.F78:.F83]))/4" office:value-type="float" office:value="20.835665579288">
            <text:p>20.8356655793</text:p>
          </table:table-cell>
          <table:table-cell office:value-type="float" office:value="56.35">
            <text:p>56.35</text:p>
          </table:table-cell>
          <table:table-cell/>
          <table:table-cell office:value-type="string">
            <text:p>12-12-2011</text:p>
          </table:table-cell>
          <table:table-cell office:value-type="float" office:value="19.2458735834366">
            <text:p>19.2458735834</text:p>
          </table:table-cell>
          <table:table-cell table:style-name="ce1" office:value-type="float" office:value="2265.96">
            <text:p>2265.96</text:p>
          </table:table-cell>
          <table:table-cell table:number-columns-repeated="20"/>
        </table:table-row>
        <table:table-row table:style-name="ro1">
          <table:table-cell office:value-type="string">
            <text:p>10-23-2011</text:p>
          </table:table-cell>
          <table:table-cell office:value-type="float" office:value="20.7479661937609">
            <text:p>20.7479661938</text:p>
          </table:table-cell>
          <table:table-cell office:value-type="float" office:value="1581.86">
            <text:p>1581.86</text:p>
          </table:table-cell>
          <table:table-cell table:number-columns-repeated="5"/>
          <table:table-cell office:value-type="string">
            <text:p>12-16-2011</text:p>
          </table:table-cell>
          <table:table-cell office:value-type="float" office:value="19.612471968047">
            <text:p>19.612471968</text:p>
          </table:table-cell>
          <table:table-cell table:style-name="ce1" office:value-type="float" office:value="1834.99">
            <text:p>1834.99</text:p>
          </table:table-cell>
          <table:table-cell table:number-columns-repeated="20"/>
        </table:table-row>
        <table:table-row table:style-name="ro1">
          <table:table-cell office:value-type="string">
            <text:p>10-21-2011</text:p>
          </table:table-cell>
          <table:table-cell office:value-type="float" office:value="21.1533955609139">
            <text:p>21.1533955609</text:p>
          </table:table-cell>
          <table:table-cell office:value-type="float" office:value="1703.38">
            <text:p>1703.38</text:p>
          </table:table-cell>
          <table:table-cell table:number-columns-repeated="5"/>
          <table:table-cell office:value-type="string">
            <text:p>01-06-2012</text:p>
          </table:table-cell>
          <table:table-cell office:value-type="float" office:value="19.0253917826203">
            <text:p>19.0253917826</text:p>
          </table:table-cell>
          <table:table-cell office:value-type="float" office:value="1984.5">
            <text:p>1984.5</text:p>
          </table:table-cell>
          <table:table-cell table:number-columns-repeated="20"/>
        </table:table-row>
        <table:table-row table:style-name="ro1">
          <table:table-cell office:value-type="string">
            <text:p>10-18-2011</text:p>
          </table:table-cell>
          <table:table-cell office:value-type="float" office:value="20.1263878946746">
            <text:p>20.1263878947</text:p>
          </table:table-cell>
          <table:table-cell office:value-type="float" office:value="911.849">
            <text:p>911.849</text:p>
          </table:table-cell>
          <table:table-cell table:number-columns-repeated="5"/>
          <table:table-cell office:value-type="string">
            <text:p>Average</text:p>
          </table:table-cell>
          <table:table-cell table:formula="of:=(SUM([.J78:.J86])-MAX([.J78:.J86])-MIN([.J78:.J86]))/7" office:value-type="float" office:value="18.9494656563113">
            <text:p>18.9494656563</text:p>
          </table:table-cell>
          <table:table-cell office:value-type="float" office:value="50.15">
            <text:p>50.15</text:p>
          </table:table-cell>
          <table:table-cell table:number-columns-repeated="20"/>
        </table:table-row>
        <table:table-row table:style-name="ro1">
          <table:table-cell office:value-type="string">
            <text:p>Average</text:p>
          </table:table-cell>
          <table:table-cell table:formula="of:=(SUM([.B78:.B87])-MAX([.B78:.B87])-MIN([.B78:.B87]))/8" office:value-type="float" office:value="20.5239845416528">
            <text:p>20.5239845417</text:p>
          </table:table-cell>
          <table:table-cell office:value-type="float" office:value="60.0047">
            <text:p>60.0047</text:p>
          </table:table-cell>
          <table:table-cell table:number-columns-repeated="28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>
            <text:p>Filter 7</text:p>
          </table:table-cell>
          <table:table-cell table:number-columns-repeated="30"/>
        </table:table-row>
        <table:table-row table:style-name="ro2">
          <table:table-cell office:value-type="string">
            <text:p>Fort Smith</text:p>
          </table:table-cell>
          <table:table-cell office:value-type="string">
            <text:p>FWHM</text:p>
          </table:table-cell>
          <table:table-cell office:value-type="string">
            <text:p>Height</text:p>
          </table:table-cell>
          <table:table-cell/>
          <table:table-cell office:value-type="string">
            <text:p>Gillam</text:p>
          </table:table-cell>
          <table:table-cell office:value-type="string">
            <text:p>FWHM</text:p>
          </table:table-cell>
          <table:table-cell office:value-type="string">
            <text:p>Height</text:p>
          </table:table-cell>
          <table:table-cell/>
          <table:table-cell office:value-type="string">
            <text:p>Pinawa</text:p>
          </table:table-cell>
          <table:table-cell office:value-type="string">
            <text:p>FWHM</text:p>
          </table:table-cell>
          <table:table-cell office:value-type="string">
            <text:p>Height</text:p>
          </table:table-cell>
          <table:table-cell/>
          <table:table-cell office:value-type="string">
            <text:p>Athabasca</text:p>
          </table:table-cell>
          <table:table-cell office:value-type="string">
            <text:p>FWHM</text:p>
          </table:table-cell>
          <table:table-cell office:value-type="string">
            <text:p>Height</text:p>
          </table:table-cell>
          <table:table-cell table:number-columns-repeated="16"/>
        </table:table-row>
        <table:table-row table:style-name="ro1">
          <table:table-cell office:value-type="string">
            <text:p>11-16-2011</text:p>
          </table:table-cell>
          <table:table-cell office:value-type="float" office:value="40.3995281745555">
            <text:p>40.3995281746</text:p>
          </table:table-cell>
          <table:table-cell office:value-type="float" office:value="152.208">
            <text:p>152.208</text:p>
          </table:table-cell>
          <table:table-cell/>
          <table:table-cell office:value-type="string">
            <text:p>10-28-2011</text:p>
          </table:table-cell>
          <table:table-cell office:value-type="float" office:value="19.436190139476">
            <text:p>19.4361901395</text:p>
          </table:table-cell>
          <table:table-cell office:value-type="float" office:value="346.731">
            <text:p>346.731</text:p>
          </table:table-cell>
          <table:table-cell/>
          <table:table-cell office:value-type="string">
            <text:p>11-22-2011</text:p>
          </table:table-cell>
          <table:table-cell office:value-type="float" office:value="18.2903111573635">
            <text:p>18.2903111574</text:p>
          </table:table-cell>
          <table:table-cell office:value-type="float" office:value="1493.51">
            <text:p>1493.51</text:p>
          </table:table-cell>
          <table:table-cell/>
          <table:table-cell office:value-type="string">
            <text:p>11-23-2011</text:p>
          </table:table-cell>
          <table:table-cell office:value-type="float" office:value="20.2554084849418">
            <text:p>20.2554084849</text:p>
          </table:table-cell>
          <table:table-cell office:value-type="float" office:value="822.766">
            <text:p>822.766</text:p>
          </table:table-cell>
          <table:table-cell table:number-columns-repeated="16"/>
        </table:table-row>
        <table:table-row table:style-name="ro1">
          <table:table-cell office:value-type="string">
            <text:p>11-13-2011</text:p>
          </table:table-cell>
          <table:table-cell office:value-type="float" office:value="20.4373183334205">
            <text:p>20.4373183334</text:p>
          </table:table-cell>
          <table:table-cell office:value-type="float" office:value="570.407">
            <text:p>570.407</text:p>
          </table:table-cell>
          <table:table-cell/>
          <table:table-cell office:value-type="string">
            <text:p>11-06-2011</text:p>
          </table:table-cell>
          <table:table-cell office:value-type="float" office:value="22.3378700435645">
            <text:p>22.3378700436</text:p>
          </table:table-cell>
          <table:table-cell office:value-type="float" office:value="563.273">
            <text:p>563.273</text:p>
          </table:table-cell>
          <table:table-cell/>
          <table:table-cell office:value-type="string">
            <text:p>11-23-2011</text:p>
          </table:table-cell>
          <table:table-cell office:value-type="float" office:value="18.433672601705">
            <text:p>18.4336726017</text:p>
          </table:table-cell>
          <table:table-cell office:value-type="float" office:value="1292.24">
            <text:p>1292.24</text:p>
          </table:table-cell>
          <table:table-cell/>
          <table:table-cell office:value-type="string">
            <text:p>11-24-2011</text:p>
          </table:table-cell>
          <table:table-cell office:value-type="float" office:value="20.941508853262">
            <text:p>20.9415088533</text:p>
          </table:table-cell>
          <table:table-cell office:value-type="float" office:value="1713.38">
            <text:p>1713.38</text:p>
          </table:table-cell>
          <table:table-cell table:number-columns-repeated="16"/>
        </table:table-row>
        <table:table-row table:style-name="ro1">
          <table:table-cell office:value-type="string">
            <text:p>11-06-2011</text:p>
          </table:table-cell>
          <table:table-cell office:value-type="float" office:value="19.8385582405704">
            <text:p>19.8385582406</text:p>
          </table:table-cell>
          <table:table-cell office:value-type="float" office:value="732.567">
            <text:p>732.567</text:p>
          </table:table-cell>
          <table:table-cell/>
          <table:table-cell office:value-type="string">
            <text:p>11-20-2011</text:p>
          </table:table-cell>
          <table:table-cell office:value-type="float" office:value="21.1156242473916">
            <text:p>21.1156242474</text:p>
          </table:table-cell>
          <table:table-cell office:value-type="float" office:value="380.046">
            <text:p>380.046</text:p>
          </table:table-cell>
          <table:table-cell/>
          <table:table-cell office:value-type="string">
            <text:p>11-24-2011</text:p>
          </table:table-cell>
          <table:table-cell office:value-type="float" office:value="17.908806761868">
            <text:p>17.9088067619</text:p>
          </table:table-cell>
          <table:table-cell office:value-type="float" office:value="768.076">
            <text:p>768.076</text:p>
          </table:table-cell>
          <table:table-cell/>
          <table:table-cell office:value-type="string">
            <text:p>11-26-2011</text:p>
          </table:table-cell>
          <table:table-cell office:value-type="float" office:value="19.8041072233116">
            <text:p>19.8041072233</text:p>
          </table:table-cell>
          <table:table-cell office:value-type="float" office:value="1383.11">
            <text:p>1383.11</text:p>
          </table:table-cell>
          <table:table-cell table:number-columns-repeated="16"/>
        </table:table-row>
        <table:table-row table:style-name="ro1">
          <table:table-cell office:value-type="string">
            <text:p>11-05-2011</text:p>
          </table:table-cell>
          <table:table-cell office:value-type="float" office:value="19.9749023211777">
            <text:p>19.9749023212</text:p>
          </table:table-cell>
          <table:table-cell office:value-type="float" office:value="835.787">
            <text:p>835.787</text:p>
          </table:table-cell>
          <table:table-cell/>
          <table:table-cell office:value-type="string">
            <text:p>12-13-2011</text:p>
          </table:table-cell>
          <table:table-cell office:value-type="float" office:value="19.969321397671">
            <text:p>19.9693213977</text:p>
          </table:table-cell>
          <table:table-cell office:value-type="float" office:value="340.525">
            <text:p>340.525</text:p>
          </table:table-cell>
          <table:table-cell/>
          <table:table-cell office:value-type="string">
            <text:p>11-28-2011</text:p>
          </table:table-cell>
          <table:table-cell office:value-type="float" office:value="14.0515644317064">
            <text:p>14.0515644317</text:p>
          </table:table-cell>
          <table:table-cell office:value-type="float" office:value="610.255">
            <text:p>610.255</text:p>
          </table:table-cell>
          <table:table-cell/>
          <table:table-cell office:value-type="string">
            <text:p>12-01-2011</text:p>
          </table:table-cell>
          <table:table-cell office:value-type="float" office:value="21.2288439951567">
            <text:p>21.2288439952</text:p>
          </table:table-cell>
          <table:table-cell office:value-type="float" office:value="1240.4">
            <text:p>1240.4</text:p>
          </table:table-cell>
          <table:table-cell table:number-columns-repeated="16"/>
        </table:table-row>
        <table:table-row table:style-name="ro1">
          <table:table-cell office:value-type="string">
            <text:p>10-31-2011</text:p>
          </table:table-cell>
          <table:table-cell office:value-type="float" office:value="20.2577397567864">
            <text:p>20.2577397568</text:p>
          </table:table-cell>
          <table:table-cell office:value-type="float" office:value="731.295">
            <text:p>731.295</text:p>
          </table:table-cell>
          <table:table-cell/>
          <table:table-cell office:value-type="string">
            <text:p>12-16-2012</text:p>
          </table:table-cell>
          <table:table-cell office:value-type="float" office:value="20.4751838397446">
            <text:p>20.4751838397</text:p>
          </table:table-cell>
          <table:table-cell office:value-type="float" office:value="329.312">
            <text:p>329.312</text:p>
          </table:table-cell>
          <table:table-cell/>
          <table:table-cell office:value-type="string">
            <text:p>11-29-2011</text:p>
          </table:table-cell>
          <table:table-cell office:value-type="float" office:value="18.8310484843039">
            <text:p>18.8310484843</text:p>
          </table:table-cell>
          <table:table-cell office:value-type="float" office:value="1053.87">
            <text:p>1053.87</text:p>
          </table:table-cell>
          <table:table-cell/>
          <table:table-cell office:value-type="string">
            <text:p>12-15-2011</text:p>
          </table:table-cell>
          <table:table-cell office:value-type="float" office:value="20.2104785184826">
            <text:p>20.2104785185</text:p>
          </table:table-cell>
          <table:table-cell office:value-type="float" office:value="1256.49">
            <text:p>1256.49</text:p>
          </table:table-cell>
          <table:table-cell table:number-columns-repeated="16"/>
        </table:table-row>
        <table:table-row table:style-name="ro1">
          <table:table-cell office:value-type="string">
            <text:p>10-30-2011</text:p>
          </table:table-cell>
          <table:table-cell office:value-type="float" office:value="20.0084585068194">
            <text:p>20.0084585068</text:p>
          </table:table-cell>
          <table:table-cell office:value-type="float" office:value="670.03">
            <text:p>670.03</text:p>
          </table:table-cell>
          <table:table-cell/>
          <table:table-cell office:value-type="string">
            <text:p>12-22-2011</text:p>
          </table:table-cell>
          <table:table-cell office:value-type="float" office:value="19.6728731022021">
            <text:p>19.6728731022</text:p>
          </table:table-cell>
          <table:table-cell office:value-type="float" office:value="308.365">
            <text:p>308.365</text:p>
          </table:table-cell>
          <table:table-cell/>
          <table:table-cell office:value-type="string">
            <text:p>12-09-2011</text:p>
          </table:table-cell>
          <table:table-cell office:value-type="float" office:value="18.3374311064646">
            <text:p>18.3374311065</text:p>
          </table:table-cell>
          <table:table-cell table:style-name="ce1" office:value-type="float" office:value="1191.49">
            <text:p>1191.49</text:p>
          </table:table-cell>
          <table:table-cell/>
          <table:table-cell office:value-type="string">
            <text:p>Average</text:p>
          </table:table-cell>
          <table:table-cell table:formula="of:=(SUM([.N93:.N97])-MAX([.N93:.N97])-MIN([.N93:.N97]))/3" office:value-type="float" office:value="20.4691319522288">
            <text:p>20.4691319522</text:p>
          </table:table-cell>
          <table:table-cell office:value-type="float" office:value="54.7191">
            <text:p>54.7191</text:p>
          </table:table-cell>
          <table:table-cell table:number-columns-repeated="16"/>
        </table:table-row>
        <table:table-row table:style-name="ro1">
          <table:table-cell office:value-type="string">
            <text:p>10-24-2011</text:p>
          </table:table-cell>
          <table:table-cell office:value-type="float" office:value="19.9905854226776">
            <text:p>19.9905854227</text:p>
          </table:table-cell>
          <table:table-cell office:value-type="float" office:value="465.073">
            <text:p>465.073</text:p>
          </table:table-cell>
          <table:table-cell/>
          <table:table-cell office:value-type="string">
            <text:p>Average</text:p>
          </table:table-cell>
          <table:table-cell table:formula="of:=(SUM([.F93:.F98])-MAX([.F93:.F98])-MIN([.F93:.F98]))/4" office:value-type="float" office:value="20.3082506467523">
            <text:p>20.3082506468</text:p>
          </table:table-cell>
          <table:table-cell office:value-type="float" office:value="56.35">
            <text:p>56.35</text:p>
          </table:table-cell>
          <table:table-cell/>
          <table:table-cell office:value-type="string">
            <text:p>12-12-2011</text:p>
          </table:table-cell>
          <table:table-cell office:value-type="float" office:value="18.5554167980331">
            <text:p>18.555416798</text:p>
          </table:table-cell>
          <table:table-cell table:style-name="ce1" office:value-type="float" office:value="1117.47">
            <text:p>1117.47</text:p>
          </table:table-cell>
          <table:table-cell table:number-columns-repeated="20"/>
        </table:table-row>
        <table:table-row table:style-name="ro1">
          <table:table-cell office:value-type="string">
            <text:p>10-23-2011</text:p>
          </table:table-cell>
          <table:table-cell office:value-type="float" office:value="20.1815848765301">
            <text:p>20.1815848765</text:p>
          </table:table-cell>
          <table:table-cell office:value-type="float" office:value="679.667">
            <text:p>679.667</text:p>
          </table:table-cell>
          <table:table-cell table:number-columns-repeated="5"/>
          <table:table-cell office:value-type="string">
            <text:p>12-16-2011</text:p>
          </table:table-cell>
          <table:table-cell office:value-type="float" office:value="19.2514780551438">
            <text:p>19.2514780551</text:p>
          </table:table-cell>
          <table:table-cell table:style-name="ce1" office:value-type="float" office:value="809.263">
            <text:p>809.263</text:p>
          </table:table-cell>
          <table:table-cell table:number-columns-repeated="20"/>
        </table:table-row>
        <table:table-row table:style-name="ro1">
          <table:table-cell office:value-type="string">
            <text:p>10-21-2011</text:p>
          </table:table-cell>
          <table:table-cell office:value-type="float" office:value="20.1306265707556">
            <text:p>20.1306265708</text:p>
          </table:table-cell>
          <table:table-cell office:value-type="float" office:value="730.633">
            <text:p>730.633</text:p>
          </table:table-cell>
          <table:table-cell table:number-columns-repeated="5"/>
          <table:table-cell office:value-type="string">
            <text:p>01-06-2012</text:p>
          </table:table-cell>
          <table:table-cell office:value-type="float" office:value="18.3078310184985">
            <text:p>18.3078310185</text:p>
          </table:table-cell>
          <table:table-cell table:style-name="ce1" office:value-type="float" office:value="936.846">
            <text:p>936.846</text:p>
          </table:table-cell>
          <table:table-cell table:number-columns-repeated="20"/>
        </table:table-row>
        <table:table-row table:style-name="ro1">
          <table:table-cell office:value-type="string">
            <text:p>10-18-2011</text:p>
          </table:table-cell>
          <table:table-cell office:value-type="float" office:value="18.8757900651595">
            <text:p>18.8757900652</text:p>
          </table:table-cell>
          <table:table-cell office:value-type="float" office:value="373.88">
            <text:p>373.88</text:p>
          </table:table-cell>
          <table:table-cell table:number-columns-repeated="5"/>
          <table:table-cell office:value-type="string">
            <text:p>Average</text:p>
          </table:table-cell>
          <table:table-cell table:formula="of:=(SUM([.J93:.J101])-MAX([.J93:.J101])-MIN([.J93:.J101]))/7" office:value-type="float" office:value="18.3806454183195">
            <text:p>18.3806454183</text:p>
          </table:table-cell>
          <table:table-cell office:value-type="float" office:value="50.15">
            <text:p>50.15</text:p>
          </table:table-cell>
          <table:table-cell table:number-columns-repeated="20"/>
        </table:table-row>
        <table:table-row table:style-name="ro1">
          <table:table-cell office:value-type="string">
            <text:p>Average</text:p>
          </table:table-cell>
          <table:table-cell table:formula="of:=(SUM([.B93:.B102])-MAX([.B93:.B102])-MIN([.B93:.B102]))/8" office:value-type="float" office:value="20.1024717535922">
            <text:p>20.1024717536</text:p>
          </table:table-cell>
          <table:table-cell office:value-type="float" office:value="60.0047">
            <text:p>60.0047</text:p>
          </table:table-cell>
          <table:table-cell table:number-columns-repeated="2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3:Sheet1.C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2012-08-07</text:date>, <text:time>12:3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30T14:10:28.58</meta:creation-date>
    <dc:date>2012-08-07T12:30:31.34</dc:date>
    <meta:editing-duration>P6DT22H1M25S</meta:editing-duration>
    <meta:editing-cycles>13</meta:editing-cycles>
    <meta:generator>OpenOffice.org/3.3$Win32 OpenOffice.org_project/330m20$Build-9567</meta:generator>
    <meta:document-statistic meta:table-count="3" meta:cell-count="80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scatter" chart:style-name="ch1">
        <chart:title svg:x="6.343cm" svg:y="0.315cm" chart:style-name="ch2">
          <text:p>Filter 0 (6300 Å)</text:p>
        </chart:title>
        <chart:legend chart:legend-position="end" svg:x="13.554cm" svg:y="3.468cm" chart:style-name="ch3"/>
        <chart:plot-area chart:style-name="ch4" table:cell-range-address="Sheet1.B13:Sheet1.C13 Sheet1.A2:Sheet1.A2 Sheet1.E2:Sheet1.E2 Sheet1.F9:Sheet1.F9 Sheet1.I2:Sheet1.I2 Sheet1.J12:Sheet1.J12 Sheet1.M2:Sheet1.M2 Sheet1.N8:Sheet1.N8" chart:data-source-has-labels="row" svg:x="1.358cm" svg:y="1.631cm" svg:width="11.556cm" svg:height="6.162cm">
          <chartooo:coordinate-region svg:x="2.27cm" svg:y="1.843cm" svg:width="10.457cm" svg:height="5.277cm"/>
          <chart:axis chart:dimension="x" chart:name="primary-x" chart:style-name="ch5">
            <chart:title svg:x="6.285cm" svg:y="7.973cm" chart:style-name="ch6">
              <text:p>Latitude (°)</text:p>
            </chart:title>
          </chart:axis>
          <chart:axis chart:dimension="y" chart:name="primary-y" chart:style-name="ch5">
            <chart:title svg:x="0.451cm" svg:y="5.933cm" chart:style-name="ch7">
              <text:p>FWHM (2:1 min)</text:p>
            </chart:title>
            <chart:grid chart:style-name="ch8" chart:class="major"/>
          </chart:axis>
          <chart:series chart:style-name="ch9" chart:values-cell-range-address="Sheet1.B13:Sheet1.B13" chart:label-cell-address="Sheet1.A2:Sheet1.A2" chart:class="chart:scatter">
            <chart:domain table:cell-range-address="Sheet1.C13:Sheet1.C13"/>
            <chart:data-point/>
          </chart:series>
          <chart:series chart:style-name="ch10" chart:values-cell-range-address="Sheet1.F9:Sheet1.F9" chart:label-cell-address="Sheet1.E2:Sheet1.E2" chart:class="chart:scatter">
            <chart:domain table:cell-range-address="Sheet1.G9:Sheet1.G9"/>
            <chart:data-point/>
          </chart:series>
          <chart:series chart:style-name="ch11" chart:values-cell-range-address="Sheet1.J12:Sheet1.J12" chart:label-cell-address="Sheet1.I2:Sheet1.I2" chart:class="chart:scatter">
            <chart:domain table:cell-range-address="Sheet1.K12:Sheet1.K12"/>
            <chart:data-point/>
          </chart:series>
          <chart:series chart:style-name="ch12" chart:values-cell-range-address="Sheet1.N8:Sheet1.N8" chart:label-cell-address="Sheet1.M2:Sheet1.M2" chart:class="chart:scatter">
            <chart:domain table:cell-range-address="Sheet1.O8:Sheet1.O8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ort Smith</text:p>
                <draw:g>
                  <svg:desc>Sheet1.A2:Sheet1.A2</svg:desc>
                </draw:g>
              </table:table-cell>
              <table:table-cell office:value-type="string">
                <text:p/>
              </table:table-cell>
              <table:table-cell office:value-type="string">
                <text:p>Gillam</text:p>
                <draw:g>
                  <svg:desc>Sheet1.E2:Sheet1.E2</svg:desc>
                </draw:g>
              </table:table-cell>
              <table:table-cell office:value-type="string">
                <text:p/>
              </table:table-cell>
              <table:table-cell office:value-type="string">
                <text:p>Pinawa</text:p>
                <draw:g>
                  <svg:desc>Sheet1.I2:Sheet1.I2</svg:desc>
                </draw:g>
              </table:table-cell>
              <table:table-cell office:value-type="string">
                <text:p/>
              </table:table-cell>
              <table:table-cell office:value-type="string">
                <text:p>Athabasca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0.0047">
                <text:p>60.0047</text:p>
                <draw:g>
                  <svg:desc>Sheet1.C13:Sheet1.C13</svg:desc>
                </draw:g>
              </table:table-cell>
              <table:table-cell office:value-type="float" office:value="19.8537674345363">
                <text:p>19.8537674345363</text:p>
                <draw:g>
                  <svg:desc>Sheet1.B13:Sheet1.B13</svg:desc>
                </draw:g>
              </table:table-cell>
              <table:table-cell office:value-type="float" office:value="56.35">
                <text:p>56.35</text:p>
                <draw:g>
                  <svg:desc>Sheet1.G9:Sheet1.G9</svg:desc>
                </draw:g>
              </table:table-cell>
              <table:table-cell office:value-type="float" office:value="20.105700800579">
                <text:p>20.105700800579</text:p>
                <draw:g>
                  <svg:desc>Sheet1.F9:Sheet1.F9</svg:desc>
                </draw:g>
              </table:table-cell>
              <table:table-cell office:value-type="float" office:value="50.15">
                <text:p>50.15</text:p>
                <draw:g>
                  <svg:desc>Sheet1.K12:Sheet1.K12</svg:desc>
                </draw:g>
              </table:table-cell>
              <table:table-cell office:value-type="float" office:value="17.858379972618">
                <text:p>17.858379972618</text:p>
                <draw:g>
                  <svg:desc>Sheet1.J12:Sheet1.J12</svg:desc>
                </draw:g>
              </table:table-cell>
              <table:table-cell office:value-type="float" office:value="54.7191">
                <text:p>54.7191</text:p>
                <draw:g>
                  <svg:desc>Sheet1.O8:Sheet1.O8</svg:desc>
                </draw:g>
              </table:table-cell>
              <table:table-cell office:value-type="float" office:value="20.0658140737162">
                <text:p>20.0658140737162</text:p>
                <draw:g>
                  <svg:desc>Sheet1.N8:Sheet1.N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8.981cm" xlink:href=".." xlink:type="simple" chart:class="chart:scatter" chart:style-name="ch1">
        <chart:title svg:x="6.343cm" svg:y="0.315cm" chart:style-name="ch2">
          <text:p>Filter 1 (4800 Å)</text:p>
        </chart:title>
        <chart:legend chart:legend-position="end" svg:x="13.554cm" svg:y="3.468cm" chart:style-name="ch3"/>
        <chart:plot-area chart:style-name="ch4" table:cell-range-address="Sheet1.B28:Sheet1.C28 Sheet1.A17:Sheet1.A17 Sheet1.E17:Sheet1.E17 Sheet1.F24:Sheet1.F24 Sheet1.M17:Sheet1.M17 Sheet1.N23:Sheet1.N23 Sheet1.I17:Sheet1.I17 Sheet1.J27:Sheet1.J27" chart:data-source-has-labels="row" svg:x="1.358cm" svg:y="1.631cm" svg:width="11.556cm" svg:height="6.163cm">
          <chartooo:coordinate-region svg:x="2.27cm" svg:y="1.843cm" svg:width="10.457cm" svg:height="5.278cm"/>
          <chart:axis chart:dimension="x" chart:name="primary-x" chart:style-name="ch5">
            <chart:title svg:x="6.164cm" svg:y="7.975cm" chart:style-name="ch6">
              <text:p>Latitude (°)</text:p>
            </chart:title>
          </chart:axis>
          <chart:axis chart:dimension="y" chart:name="primary-y" chart:style-name="ch5">
            <chart:title svg:x="0.451cm" svg:y="5.933cm" chart:style-name="ch7">
              <text:p>FWHM (2:1 min)</text:p>
            </chart:title>
            <chart:grid chart:style-name="ch8" chart:class="major"/>
          </chart:axis>
          <chart:series chart:style-name="ch9" chart:values-cell-range-address="Sheet1.B28:Sheet1.B28" chart:label-cell-address="Sheet1.A17:Sheet1.A17" chart:class="chart:scatter">
            <chart:domain table:cell-range-address="Sheet1.C28:Sheet1.C28"/>
            <chart:data-point/>
          </chart:series>
          <chart:series chart:style-name="ch10" chart:values-cell-range-address="Sheet1.F24:Sheet1.F24" chart:label-cell-address="Sheet1.E17:Sheet1.E17" chart:class="chart:scatter">
            <chart:domain table:cell-range-address="Sheet1.G24:Sheet1.G24"/>
            <chart:data-point/>
          </chart:series>
          <chart:series chart:style-name="ch11" chart:values-cell-range-address="Sheet1.N23:Sheet1.N23" chart:label-cell-address="Sheet1.M17:Sheet1.M17" chart:class="chart:scatter">
            <chart:domain table:cell-range-address="Sheet1.O23:Sheet1.O23"/>
            <chart:data-point/>
          </chart:series>
          <chart:series chart:style-name="ch12" chart:values-cell-range-address="Sheet1.J27:Sheet1.J27" chart:label-cell-address="Sheet1.I17:Sheet1.I17" chart:class="chart:scatter">
            <chart:domain table:cell-range-address="Sheet1.K27:Sheet1.K27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ort Smith</text:p>
                <draw:g>
                  <svg:desc>Sheet1.A17:Sheet1.A17</svg:desc>
                </draw:g>
              </table:table-cell>
              <table:table-cell office:value-type="string">
                <text:p/>
              </table:table-cell>
              <table:table-cell office:value-type="string">
                <text:p>Gillam</text:p>
                <draw:g>
                  <svg:desc>Sheet1.E17:Sheet1.E17</svg:desc>
                </draw:g>
              </table:table-cell>
              <table:table-cell office:value-type="string">
                <text:p/>
              </table:table-cell>
              <table:table-cell office:value-type="string">
                <text:p>Athabasca</text:p>
                <draw:g>
                  <svg:desc>Sheet1.M17:Sheet1.M17</svg:desc>
                </draw:g>
              </table:table-cell>
              <table:table-cell office:value-type="string">
                <text:p/>
              </table:table-cell>
              <table:table-cell office:value-type="string">
                <text:p>Pinawa</text:p>
                <draw:g>
                  <svg:desc>Sheet1.I17:Sheet1.I17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0.0047">
                <text:p>60.0047</text:p>
                <draw:g>
                  <svg:desc>Sheet1.C28:Sheet1.C28</svg:desc>
                </draw:g>
              </table:table-cell>
              <table:table-cell office:value-type="float" office:value="20.3304507127268">
                <text:p>20.3304507127268</text:p>
                <draw:g>
                  <svg:desc>Sheet1.B28:Sheet1.B28</svg:desc>
                </draw:g>
              </table:table-cell>
              <table:table-cell office:value-type="float" office:value="56.35">
                <text:p>56.35</text:p>
                <draw:g>
                  <svg:desc>Sheet1.G24:Sheet1.G24</svg:desc>
                </draw:g>
              </table:table-cell>
              <table:table-cell office:value-type="float" office:value="20.5576672988719">
                <text:p>20.5576672988719</text:p>
                <draw:g>
                  <svg:desc>Sheet1.F24:Sheet1.F24</svg:desc>
                </draw:g>
              </table:table-cell>
              <table:table-cell office:value-type="float" office:value="54.7191">
                <text:p>54.7191</text:p>
                <draw:g>
                  <svg:desc>Sheet1.O23:Sheet1.O23</svg:desc>
                </draw:g>
              </table:table-cell>
              <table:table-cell office:value-type="float" office:value="20.1133421916251">
                <text:p>20.1133421916251</text:p>
                <draw:g>
                  <svg:desc>Sheet1.N23:Sheet1.N23</svg:desc>
                </draw:g>
              </table:table-cell>
              <table:table-cell office:value-type="float" office:value="50.15">
                <text:p>50.15</text:p>
                <draw:g>
                  <svg:desc>Sheet1.K27:Sheet1.K27</svg:desc>
                </draw:g>
              </table:table-cell>
              <table:table-cell office:value-type="float" office:value="18.9572500185744">
                <text:p>18.9572500185744</text:p>
                <draw:g>
                  <svg:desc>Sheet1.J27:Sheet1.J2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scatter" chart:style-name="ch1">
        <chart:title svg:x="6.343cm" svg:y="0.315cm" chart:style-name="ch2">
          <text:p>Filter 2 (4861 Å)</text:p>
        </chart:title>
        <chart:legend chart:legend-position="end" svg:x="13.554cm" svg:y="3.468cm" chart:style-name="ch3"/>
        <chart:plot-area chart:style-name="ch4" table:cell-range-address="Sheet1.B43:Sheet1.C43 Sheet1.A32:Sheet1.A32 Sheet1.M32:Sheet1.M32 Sheet1.N38:Sheet1.N38 Sheet1.E32:Sheet1.E32 Sheet1.F39:Sheet1.F39 Sheet1.I32:Sheet1.I32 Sheet1.J42:Sheet1.J42" chart:data-source-has-labels="row" svg:x="1.358cm" svg:y="1.631cm" svg:width="11.556cm" svg:height="6.162cm">
          <chartooo:coordinate-region svg:x="2.27cm" svg:y="1.843cm" svg:width="10.457cm" svg:height="5.277cm"/>
          <chart:axis chart:dimension="x" chart:name="primary-x" chart:style-name="ch5">
            <chart:title svg:x="6.285cm" svg:y="7.973cm" chart:style-name="ch6">
              <text:p>Latitude (°)</text:p>
            </chart:title>
          </chart:axis>
          <chart:axis chart:dimension="y" chart:name="primary-y" chart:style-name="ch5">
            <chart:title svg:x="0.451cm" svg:y="5.246cm" chart:style-name="ch7">
              <text:p>FWHM</text:p>
            </chart:title>
            <chart:grid chart:style-name="ch8" chart:class="major"/>
          </chart:axis>
          <chart:series chart:style-name="ch9" chart:values-cell-range-address="Sheet1.B43:Sheet1.B43" chart:label-cell-address="Sheet1.A32:Sheet1.A32" chart:class="chart:scatter">
            <chart:domain table:cell-range-address="Sheet1.C43:Sheet1.C43"/>
            <chart:data-point/>
          </chart:series>
          <chart:series chart:style-name="ch10" chart:values-cell-range-address="Sheet1.N38:Sheet1.N38" chart:label-cell-address="Sheet1.M32:Sheet1.M32" chart:class="chart:scatter">
            <chart:domain table:cell-range-address="Sheet1.O38:Sheet1.O38"/>
            <chart:data-point/>
          </chart:series>
          <chart:series chart:style-name="ch11" chart:values-cell-range-address="Sheet1.F39:Sheet1.F39" chart:label-cell-address="Sheet1.E32:Sheet1.E32" chart:class="chart:scatter">
            <chart:domain table:cell-range-address="Sheet1.G39:Sheet1.G39"/>
            <chart:data-point/>
          </chart:series>
          <chart:series chart:style-name="ch12" chart:values-cell-range-address="Sheet1.J42:Sheet1.J42" chart:label-cell-address="Sheet1.I32:Sheet1.I32" chart:class="chart:scatter">
            <chart:domain table:cell-range-address="Sheet1.K42:Sheet1.K4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ort Smith</text:p>
                <draw:g>
                  <svg:desc>Sheet1.A32:Sheet1.A32</svg:desc>
                </draw:g>
              </table:table-cell>
              <table:table-cell office:value-type="string">
                <text:p/>
              </table:table-cell>
              <table:table-cell office:value-type="string">
                <text:p>Athabasca</text:p>
                <draw:g>
                  <svg:desc>Sheet1.M32:Sheet1.M32</svg:desc>
                </draw:g>
              </table:table-cell>
              <table:table-cell office:value-type="string">
                <text:p/>
              </table:table-cell>
              <table:table-cell office:value-type="string">
                <text:p>Gillam</text:p>
                <draw:g>
                  <svg:desc>Sheet1.E32:Sheet1.E32</svg:desc>
                </draw:g>
              </table:table-cell>
              <table:table-cell office:value-type="string">
                <text:p/>
              </table:table-cell>
              <table:table-cell office:value-type="string">
                <text:p>Pinawa</text:p>
                <draw:g>
                  <svg:desc>Sheet1.I32:Sheet1.I3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0.0047">
                <text:p>60.0047</text:p>
                <draw:g>
                  <svg:desc>Sheet1.C43:Sheet1.C43</svg:desc>
                </draw:g>
              </table:table-cell>
              <table:table-cell office:value-type="float" office:value="20.4732999837085">
                <text:p>20.4732999837085</text:p>
                <draw:g>
                  <svg:desc>Sheet1.B43:Sheet1.B43</svg:desc>
                </draw:g>
              </table:table-cell>
              <table:table-cell office:value-type="float" office:value="54.7191">
                <text:p>54.7191</text:p>
                <draw:g>
                  <svg:desc>Sheet1.O38:Sheet1.O38</svg:desc>
                </draw:g>
              </table:table-cell>
              <table:table-cell office:value-type="float" office:value="20.6579885198403">
                <text:p>20.6579885198403</text:p>
                <draw:g>
                  <svg:desc>Sheet1.N38:Sheet1.N38</svg:desc>
                </draw:g>
              </table:table-cell>
              <table:table-cell office:value-type="float" office:value="56.35">
                <text:p>56.35</text:p>
                <draw:g>
                  <svg:desc>Sheet1.G39:Sheet1.G39</svg:desc>
                </draw:g>
              </table:table-cell>
              <table:table-cell office:value-type="float" office:value="20.5010221026887">
                <text:p>20.5010221026887</text:p>
                <draw:g>
                  <svg:desc>Sheet1.F39:Sheet1.F39</svg:desc>
                </draw:g>
              </table:table-cell>
              <table:table-cell office:value-type="float" office:value="50.15">
                <text:p>50.15</text:p>
                <draw:g>
                  <svg:desc>Sheet1.K42:Sheet1.K42</svg:desc>
                </draw:g>
              </table:table-cell>
              <table:table-cell office:value-type="float" office:value="19.0540297583966">
                <text:p>19.0540297583966</text:p>
                <draw:g>
                  <svg:desc>Sheet1.J42:Sheet1.J42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scatter" chart:style-name="ch1">
        <chart:title svg:x="6.343cm" svg:y="0.315cm" chart:style-name="ch2">
          <text:p>Filter 4 (4950 Å)</text:p>
        </chart:title>
        <chart:legend chart:legend-position="end" svg:x="13.554cm" svg:y="3.468cm" chart:style-name="ch3"/>
        <chart:plot-area chart:style-name="ch4" table:cell-range-address="Sheet1.B73:Sheet1.C73 Sheet1.A62:Sheet1.A62 Sheet1.I62:Sheet1.I62 Sheet1.J72:Sheet1.J72 Sheet1.M62:Sheet1.M62 Sheet1.N68:Sheet1.N68 Sheet1.E62:Sheet1.E62 Sheet1.F69:Sheet1.F69" chart:data-source-has-labels="row" svg:x="1.358cm" svg:y="1.631cm" svg:width="11.556cm" svg:height="6.162cm">
          <chartooo:coordinate-region svg:x="2.27cm" svg:y="1.843cm" svg:width="10.457cm" svg:height="5.277cm"/>
          <chart:axis chart:dimension="x" chart:name="primary-x" chart:style-name="ch5">
            <chart:title svg:x="6.285cm" svg:y="7.973cm" chart:style-name="ch6">
              <text:p>Latitude (°)</text:p>
            </chart:title>
          </chart:axis>
          <chart:axis chart:dimension="y" chart:name="primary-y" chart:style-name="ch5">
            <chart:title svg:x="0.451cm" svg:y="5.246cm" chart:style-name="ch7">
              <text:p>FWHM</text:p>
            </chart:title>
            <chart:grid chart:style-name="ch8" chart:class="major"/>
          </chart:axis>
          <chart:series chart:style-name="ch9" chart:values-cell-range-address="Sheet1.B73:Sheet1.B73" chart:label-cell-address="Sheet1.A62:Sheet1.A62" chart:class="chart:scatter">
            <chart:domain table:cell-range-address="Sheet1.C73:Sheet1.C73"/>
            <chart:data-point/>
          </chart:series>
          <chart:series chart:style-name="ch10" chart:values-cell-range-address="Sheet1.J72:Sheet1.J72" chart:label-cell-address="Sheet1.I62:Sheet1.I62" chart:class="chart:scatter">
            <chart:domain table:cell-range-address="Sheet1.K72:Sheet1.K72"/>
            <chart:data-point/>
          </chart:series>
          <chart:series chart:style-name="ch11" chart:values-cell-range-address="Sheet1.N68:Sheet1.N68" chart:label-cell-address="Sheet1.M62:Sheet1.M62" chart:class="chart:scatter">
            <chart:domain table:cell-range-address="Sheet1.O68:Sheet1.O68"/>
            <chart:data-point/>
          </chart:series>
          <chart:series chart:style-name="ch12" chart:values-cell-range-address="Sheet1.F69:Sheet1.F69" chart:label-cell-address="Sheet1.E62:Sheet1.E62" chart:class="chart:scatter">
            <chart:domain table:cell-range-address="Sheet1.G69:Sheet1.G69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ort Smith</text:p>
                <draw:g>
                  <svg:desc>Sheet1.A62:Sheet1.A62</svg:desc>
                </draw:g>
              </table:table-cell>
              <table:table-cell office:value-type="string">
                <text:p/>
              </table:table-cell>
              <table:table-cell office:value-type="string">
                <text:p>Pinawa</text:p>
                <draw:g>
                  <svg:desc>Sheet1.I62:Sheet1.I62</svg:desc>
                </draw:g>
              </table:table-cell>
              <table:table-cell office:value-type="string">
                <text:p/>
              </table:table-cell>
              <table:table-cell office:value-type="string">
                <text:p>Athabasca</text:p>
                <draw:g>
                  <svg:desc>Sheet1.M62:Sheet1.M62</svg:desc>
                </draw:g>
              </table:table-cell>
              <table:table-cell office:value-type="string">
                <text:p/>
              </table:table-cell>
              <table:table-cell office:value-type="string">
                <text:p>Gillam</text:p>
                <draw:g>
                  <svg:desc>Sheet1.E62:Sheet1.E6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0.0047">
                <text:p>60.0047</text:p>
                <draw:g>
                  <svg:desc>Sheet1.C73:Sheet1.C73</svg:desc>
                </draw:g>
              </table:table-cell>
              <table:table-cell office:value-type="float" office:value="20.5406978769224">
                <text:p>20.5406978769224</text:p>
                <draw:g>
                  <svg:desc>Sheet1.B73:Sheet1.B73</svg:desc>
                </draw:g>
              </table:table-cell>
              <table:table-cell office:value-type="float" office:value="50.15">
                <text:p>50.15</text:p>
                <draw:g>
                  <svg:desc>Sheet1.K72:Sheet1.K72</svg:desc>
                </draw:g>
              </table:table-cell>
              <table:table-cell office:value-type="float" office:value="18.9058611171346">
                <text:p>18.9058611171346</text:p>
                <draw:g>
                  <svg:desc>Sheet1.J72:Sheet1.J72</svg:desc>
                </draw:g>
              </table:table-cell>
              <table:table-cell office:value-type="float" office:value="54.7191">
                <text:p>54.7191</text:p>
                <draw:g>
                  <svg:desc>Sheet1.O68:Sheet1.O68</svg:desc>
                </draw:g>
              </table:table-cell>
              <table:table-cell office:value-type="float" office:value="21.2307278511927">
                <text:p>21.2307278511927</text:p>
                <draw:g>
                  <svg:desc>Sheet1.N68:Sheet1.N68</svg:desc>
                </draw:g>
              </table:table-cell>
              <table:table-cell office:value-type="float" office:value="56.35">
                <text:p>56.35</text:p>
                <draw:g>
                  <svg:desc>Sheet1.G69:Sheet1.G69</svg:desc>
                </draw:g>
              </table:table-cell>
              <table:table-cell office:value-type="float" office:value="20.5424198390803">
                <text:p>20.5424198390803</text:p>
                <draw:g>
                  <svg:desc>Sheet1.F69:Sheet1.F69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scatter" chart:style-name="ch1">
        <chart:title svg:x="6.343cm" svg:y="0.316cm" chart:style-name="ch2">
          <text:p>Filter 3 (4861 Å)</text:p>
        </chart:title>
        <chart:legend chart:legend-position="end" svg:x="13.553cm" svg:y="3.481cm" chart:style-name="ch3"/>
        <chart:plot-area chart:style-name="ch4" table:cell-range-address="Sheet1.B58:Sheet1.C58 Sheet1.A47:Sheet1.A47 Sheet1.E47:Sheet1.E47 Sheet1.F54:Sheet1.F54 Sheet1.I47:Sheet1.I47 Sheet1.J57:Sheet1.J57 Sheet1.M47:Sheet1.M47 Sheet1.N53:Sheet1.N53" chart:data-source-has-labels="row" svg:x="1.358cm" svg:y="1.635cm" svg:width="11.555cm" svg:height="6.183cm">
          <chartooo:coordinate-region svg:x="2.27cm" svg:y="1.847cm" svg:width="10.456cm" svg:height="5.298cm"/>
          <chart:axis chart:dimension="x" chart:name="primary-x" chart:style-name="ch5">
            <chart:title svg:x="6.284cm" svg:y="7.999cm" chart:style-name="ch6">
              <text:p>Latitude (°)</text:p>
            </chart:title>
          </chart:axis>
          <chart:axis chart:dimension="y" chart:name="primary-y" chart:style-name="ch5">
            <chart:title svg:x="0.451cm" svg:y="5.26cm" chart:style-name="ch7">
              <text:p>FWHM</text:p>
            </chart:title>
            <chart:grid chart:style-name="ch8" chart:class="major"/>
          </chart:axis>
          <chart:series chart:style-name="ch9" chart:values-cell-range-address="Sheet1.B58:Sheet1.B58" chart:label-cell-address="Sheet1.A47:Sheet1.A47" chart:class="chart:scatter">
            <chart:domain table:cell-range-address="Sheet1.C58:Sheet1.C58"/>
            <chart:data-point/>
          </chart:series>
          <chart:series chart:style-name="ch10" chart:values-cell-range-address="Sheet1.F54:Sheet1.F54" chart:label-cell-address="Sheet1.E47:Sheet1.E47" chart:class="chart:scatter">
            <chart:domain table:cell-range-address="Sheet1.G54:Sheet1.G54"/>
            <chart:data-point/>
          </chart:series>
          <chart:series chart:style-name="ch11" chart:values-cell-range-address="Sheet1.J57:Sheet1.J57" chart:label-cell-address="Sheet1.I47:Sheet1.I47" chart:class="chart:scatter">
            <chart:domain table:cell-range-address="Sheet1.K57:Sheet1.K57"/>
            <chart:data-point/>
          </chart:series>
          <chart:series chart:style-name="ch12" chart:values-cell-range-address="Sheet1.N53:Sheet1.N53" chart:label-cell-address="Sheet1.M47:Sheet1.M47" chart:class="chart:scatter">
            <chart:domain table:cell-range-address="Sheet1.O53:Sheet1.O53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ort Smith</text:p>
                <draw:g>
                  <svg:desc>Sheet1.A47:Sheet1.A47</svg:desc>
                </draw:g>
              </table:table-cell>
              <table:table-cell office:value-type="string">
                <text:p/>
              </table:table-cell>
              <table:table-cell office:value-type="string">
                <text:p>Gillam</text:p>
                <draw:g>
                  <svg:desc>Sheet1.E47:Sheet1.E47</svg:desc>
                </draw:g>
              </table:table-cell>
              <table:table-cell office:value-type="string">
                <text:p/>
              </table:table-cell>
              <table:table-cell office:value-type="string">
                <text:p>Pinawa</text:p>
                <draw:g>
                  <svg:desc>Sheet1.I47:Sheet1.I47</svg:desc>
                </draw:g>
              </table:table-cell>
              <table:table-cell office:value-type="string">
                <text:p/>
              </table:table-cell>
              <table:table-cell office:value-type="string">
                <text:p>Athabasca</text:p>
                <draw:g>
                  <svg:desc>Sheet1.M47:Sheet1.M47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0.0047">
                <text:p>60.0047</text:p>
                <draw:g>
                  <svg:desc>Sheet1.C58:Sheet1.C58</svg:desc>
                </draw:g>
              </table:table-cell>
              <table:table-cell office:value-type="float" office:value="20.5918857776512">
                <text:p>20.5918857776512</text:p>
                <draw:g>
                  <svg:desc>Sheet1.B58:Sheet1.B58</svg:desc>
                </draw:g>
              </table:table-cell>
              <table:table-cell office:value-type="float" office:value="56.35">
                <text:p>56.35</text:p>
                <draw:g>
                  <svg:desc>Sheet1.G54:Sheet1.G54</svg:desc>
                </draw:g>
              </table:table-cell>
              <table:table-cell office:value-type="float" office:value="20.4332798170432">
                <text:p>20.4332798170432</text:p>
                <draw:g>
                  <svg:desc>Sheet1.F54:Sheet1.F54</svg:desc>
                </draw:g>
              </table:table-cell>
              <table:table-cell office:value-type="float" office:value="50.15">
                <text:p>50.15</text:p>
                <draw:g>
                  <svg:desc>Sheet1.K57:Sheet1.K57</svg:desc>
                </draw:g>
              </table:table-cell>
              <table:table-cell office:value-type="float" office:value="18.9914621898001">
                <text:p>18.9914621898001</text:p>
                <draw:g>
                  <svg:desc>Sheet1.J57:Sheet1.J57</svg:desc>
                </draw:g>
              </table:table-cell>
              <table:table-cell office:value-type="float" office:value="54.7191">
                <text:p>54.7191</text:p>
                <draw:g>
                  <svg:desc>Sheet1.O53:Sheet1.O53</svg:desc>
                </draw:g>
              </table:table-cell>
              <table:table-cell office:value-type="float" office:value="20.8311745449921">
                <text:p>20.8311745449921</text:p>
                <draw:g>
                  <svg:desc>Sheet1.N53:Sheet1.N53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42cm" svg:y="0.316cm" chart:style-name="ch2">
          <text:p>Filter 5 (4709 Å)</text:p>
        </chart:title>
        <chart:legend chart:legend-position="end" svg:x="13.551cm" svg:y="3.478cm" chart:style-name="ch3"/>
        <chart:plot-area chart:style-name="ch4" table:cell-range-address="Sheet1.B88:Sheet1.C88 Sheet1.A77:Sheet1.A77 Sheet1.E77:Sheet1.E77 Sheet1.F84:Sheet1.F84 Sheet1.I77:Sheet1.I77 Sheet1.J87:Sheet1.J87 Sheet1.M77:Sheet1.M77 Sheet1.N83:Sheet1.N83" chart:data-source-has-labels="row" svg:x="1.358cm" svg:y="1.635cm" svg:width="11.553cm" svg:height="6.177cm">
          <chartooo:coordinate-region svg:x="2.27cm" svg:y="1.847cm" svg:width="10.454cm" svg:height="5.292cm"/>
          <chart:axis chart:dimension="x" chart:name="primary-x" chart:style-name="ch5">
            <chart:title svg:x="6.283cm" svg:y="7.993cm" chart:style-name="ch6">
              <text:p>Latitude (°)</text:p>
            </chart:title>
          </chart:axis>
          <chart:axis chart:dimension="y" chart:name="primary-y" chart:style-name="ch5">
            <chart:title svg:x="0.451cm" svg:y="5.257cm" chart:style-name="ch7">
              <text:p>FWHM</text:p>
            </chart:title>
            <chart:grid chart:style-name="ch8" chart:class="major"/>
          </chart:axis>
          <chart:series chart:style-name="ch9" chart:values-cell-range-address="Sheet1.B88:Sheet1.B88" chart:label-cell-address="Sheet1.A77:Sheet1.A77" chart:class="chart:scatter">
            <chart:domain table:cell-range-address="Sheet1.C88:Sheet1.C88"/>
            <chart:data-point/>
          </chart:series>
          <chart:series chart:style-name="ch10" chart:values-cell-range-address="Sheet1.F84:Sheet1.F84" chart:label-cell-address="Sheet1.E77:Sheet1.E77" chart:class="chart:scatter">
            <chart:domain table:cell-range-address="Sheet1.G84:Sheet1.G84"/>
            <chart:data-point/>
          </chart:series>
          <chart:series chart:style-name="ch11" chart:values-cell-range-address="Sheet1.J87:Sheet1.J87" chart:label-cell-address="Sheet1.I77:Sheet1.I77" chart:class="chart:scatter">
            <chart:domain table:cell-range-address="Sheet1.K87:Sheet1.K87"/>
            <chart:data-point/>
          </chart:series>
          <chart:series chart:style-name="ch12" chart:values-cell-range-address="Sheet1.N83:Sheet1.N83" chart:label-cell-address="Sheet1.M77:Sheet1.M77" chart:class="chart:scatter">
            <chart:domain table:cell-range-address="Sheet1.O83:Sheet1.O83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ort Smith</text:p>
                <draw:g>
                  <svg:desc>Sheet1.A77:Sheet1.A77</svg:desc>
                </draw:g>
              </table:table-cell>
              <table:table-cell office:value-type="string">
                <text:p/>
              </table:table-cell>
              <table:table-cell office:value-type="string">
                <text:p>Gillam</text:p>
                <draw:g>
                  <svg:desc>Sheet1.E77:Sheet1.E77</svg:desc>
                </draw:g>
              </table:table-cell>
              <table:table-cell office:value-type="string">
                <text:p/>
              </table:table-cell>
              <table:table-cell office:value-type="string">
                <text:p>Pinawa</text:p>
                <draw:g>
                  <svg:desc>Sheet1.I77:Sheet1.I77</svg:desc>
                </draw:g>
              </table:table-cell>
              <table:table-cell office:value-type="string">
                <text:p/>
              </table:table-cell>
              <table:table-cell office:value-type="string">
                <text:p>Athabasca</text:p>
                <draw:g>
                  <svg:desc>Sheet1.M77:Sheet1.M77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0.0047">
                <text:p>60.0047</text:p>
                <draw:g>
                  <svg:desc>Sheet1.C88:Sheet1.C88</svg:desc>
                </draw:g>
              </table:table-cell>
              <table:table-cell office:value-type="float" office:value="20.5239845416528">
                <text:p>20.5239845416528</text:p>
                <draw:g>
                  <svg:desc>Sheet1.B88:Sheet1.B88</svg:desc>
                </draw:g>
              </table:table-cell>
              <table:table-cell office:value-type="float" office:value="56.35">
                <text:p>56.35</text:p>
                <draw:g>
                  <svg:desc>Sheet1.G84:Sheet1.G84</svg:desc>
                </draw:g>
              </table:table-cell>
              <table:table-cell office:value-type="float" office:value="20.835665579288">
                <text:p>20.835665579288</text:p>
                <draw:g>
                  <svg:desc>Sheet1.F84:Sheet1.F84</svg:desc>
                </draw:g>
              </table:table-cell>
              <table:table-cell office:value-type="float" office:value="50.15">
                <text:p>50.15</text:p>
                <draw:g>
                  <svg:desc>Sheet1.K87:Sheet1.K87</svg:desc>
                </draw:g>
              </table:table-cell>
              <table:table-cell office:value-type="float" office:value="18.9494656563113">
                <text:p>18.9494656563113</text:p>
                <draw:g>
                  <svg:desc>Sheet1.J87:Sheet1.J87</svg:desc>
                </draw:g>
              </table:table-cell>
              <table:table-cell office:value-type="float" office:value="54.7191">
                <text:p>54.7191</text:p>
                <draw:g>
                  <svg:desc>Sheet1.O83:Sheet1.O83</svg:desc>
                </draw:g>
              </table:table-cell>
              <table:table-cell office:value-type="float" office:value="21.3311216791126">
                <text:p>21.3311216791126</text:p>
                <draw:g>
                  <svg:desc>Sheet1.N83:Sheet1.N83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42cm" svg:y="0.316cm" chart:style-name="ch2">
          <text:p>Filter 7 (6250 Å)</text:p>
        </chart:title>
        <chart:legend chart:legend-position="end" svg:x="13.551cm" svg:y="3.478cm" chart:style-name="ch3"/>
        <chart:plot-area chart:style-name="ch4" table:cell-range-address="Sheet1.X128:Sheet1.X130 Sheet1.B103:Sheet1.C103 Sheet1.A92:Sheet1.A92 Sheet1.E92:Sheet1.E92 Sheet1.F99:Sheet1.F99 Sheet1.I92:Sheet1.I92 Sheet1.J102:Sheet1.J102 Sheet1.M92:Sheet1.M92 Sheet1.N98:Sheet1.N98" chart:data-source-has-labels="both" svg:x="0.77cm" svg:y="1.635cm" svg:width="12.141cm" svg:height="6.765cm">
          <chartooo:coordinate-region svg:x="1.683cm" svg:y="1.847cm" svg:width="11.042cm" svg:height="5.88cm"/>
          <chart:axis chart:dimension="x" chart:name="primary-x" chart:style-name="ch5">
            <chart:categories table:cell-range-address="Sheet1.X129:Sheet1.X1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03:Sheet1.B103" chart:label-cell-address="Sheet1.A92:Sheet1.A92" chart:class="chart:scatter">
            <chart:domain table:cell-range-address="Sheet1.C103:Sheet1.C103"/>
            <chart:data-point/>
          </chart:series>
          <chart:series chart:style-name="ch8" chart:values-cell-range-address="Sheet1.F99:Sheet1.F99" chart:label-cell-address="Sheet1.E92:Sheet1.E92" chart:class="chart:scatter">
            <chart:domain table:cell-range-address="Sheet1.G99:Sheet1.G99"/>
            <chart:data-point/>
          </chart:series>
          <chart:series chart:style-name="ch9" chart:values-cell-range-address="Sheet1.J102:Sheet1.J102" chart:label-cell-address="Sheet1.I92:Sheet1.I92" chart:class="chart:scatter">
            <chart:domain table:cell-range-address="Sheet1.K102:Sheet1.K102"/>
            <chart:data-point/>
          </chart:series>
          <chart:series chart:style-name="ch10" chart:values-cell-range-address="Sheet1.N98:Sheet1.N98" chart:label-cell-address="Sheet1.M92:Sheet1.M92" chart:class="chart:scatter">
            <chart:domain table:cell-range-address="Sheet1.O98:Sheet1.O98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ort Smith</text:p>
                <draw:g>
                  <svg:desc>Sheet1.A92:Sheet1.A92</svg:desc>
                </draw:g>
              </table:table-cell>
              <table:table-cell office:value-type="string">
                <text:p/>
              </table:table-cell>
              <table:table-cell office:value-type="string">
                <text:p>Gillam</text:p>
                <draw:g>
                  <svg:desc>Sheet1.E92:Sheet1.E92</svg:desc>
                </draw:g>
              </table:table-cell>
              <table:table-cell office:value-type="string">
                <text:p/>
              </table:table-cell>
              <table:table-cell office:value-type="string">
                <text:p>Pinawa</text:p>
                <draw:g>
                  <svg:desc>Sheet1.I92:Sheet1.I92</svg:desc>
                </draw:g>
              </table:table-cell>
              <table:table-cell office:value-type="string">
                <text:p/>
              </table:table-cell>
              <table:table-cell office:value-type="string">
                <text:p>Athabasca</text:p>
                <draw:g>
                  <svg:desc>Sheet1.M92:Sheet1.M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X129:Sheet1.X130</svg:desc>
                </draw:g>
              </table:table-cell>
              <table:table-cell office:value-type="float" office:value="60.0047">
                <text:p>60.0047</text:p>
                <draw:g>
                  <svg:desc>Sheet1.C103:Sheet1.C103</svg:desc>
                </draw:g>
              </table:table-cell>
              <table:table-cell office:value-type="float" office:value="20.1024717535922">
                <text:p>20.1024717535922</text:p>
                <draw:g>
                  <svg:desc>Sheet1.B103:Sheet1.B103</svg:desc>
                </draw:g>
              </table:table-cell>
              <table:table-cell office:value-type="float" office:value="56.35">
                <text:p>56.35</text:p>
                <draw:g>
                  <svg:desc>Sheet1.G99:Sheet1.G99</svg:desc>
                </draw:g>
              </table:table-cell>
              <table:table-cell office:value-type="float" office:value="20.3082506467523">
                <text:p>20.3082506467523</text:p>
                <draw:g>
                  <svg:desc>Sheet1.F99:Sheet1.F99</svg:desc>
                </draw:g>
              </table:table-cell>
              <table:table-cell office:value-type="float" office:value="50.15">
                <text:p>50.15</text:p>
                <draw:g>
                  <svg:desc>Sheet1.K102:Sheet1.K102</svg:desc>
                </draw:g>
              </table:table-cell>
              <table:table-cell office:value-type="float" office:value="18.3806454183195">
                <text:p>18.3806454183195</text:p>
                <draw:g>
                  <svg:desc>Sheet1.J102:Sheet1.J102</svg:desc>
                </draw:g>
              </table:table-cell>
              <table:table-cell office:value-type="float" office:value="54.7191">
                <text:p>54.7191</text:p>
                <draw:g>
                  <svg:desc>Sheet1.O98:Sheet1.O98</svg:desc>
                </draw:g>
              </table:table-cell>
              <table:table-cell office:value-type="float" office:value="20.4691319522288">
                <text:p>20.4691319522288</text:p>
                <draw:g>
                  <svg:desc>Sheet1.N98:Sheet1.N98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